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Liberation Serif1" svg:font-family="'Liberation Serif'" style:font-family-generic="roman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64623a" officeooo:paragraph-rsid="4489f83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489f83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523038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52d24d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516def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51a9d7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529bc6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5231a2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5242fa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529091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523b1b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5270db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527273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53182f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53b1fe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538575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53fa6f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54b2a3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555729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55ba07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55de6b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537b49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54bfb1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55331e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54fdfb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57c959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5544b8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561892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55faca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5801ea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567318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587d5e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58a268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5dfb63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5e56c9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5dedcd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56a0b2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56e97e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57550e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56f617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5767ce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5780b9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579870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615718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5f1979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5eb952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611947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690aa3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693ebd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6962e1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69776d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698697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61d39e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62b51a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6318c7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633871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62f1f0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670659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7b1a5b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627f5f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61d4c5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6217d4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6865aa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68a545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68b7ae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7b8b9b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68e405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7b19cb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7b224b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668981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63a1c9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66d55f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665e2e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65dd77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65eee2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660a65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63e84b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6994f6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6797ec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699bb7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691e35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76ea6f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76e8f9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76a4db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7e4993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7f4d2f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80ee7d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813345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6f7fa9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6ccf40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6cdf44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6d2c37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6d7e44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6c0109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6c1f4b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6f4dbb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6e285b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6eb05e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6d3742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6d7f08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6eeeb9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6f5e26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6dc0c3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6f5877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6e79e3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6f7914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6d8a26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6f7c79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6fbed1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7124ae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700735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7029db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707fa8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705747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70afef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70e9e3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733ab2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7145a4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728650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72a03c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733850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730a17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735369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726f02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73c703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7409b8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73fda9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748432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756827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817797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81c667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82826e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84b99f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8571c5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85e193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864ef1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8668f6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86b0bd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876104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87b1e2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88741c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888ea9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88ab4e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88eb1b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896169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89a49b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89f644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8a7a68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8aab70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8ab6a0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8b247f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8b420f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8b7374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8c34cd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8cb350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8d0d5b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8d3083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8dcc25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8eaff4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8f0bf2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8f44d4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8f5cc2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8f9d56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909518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90dd62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90e878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91063b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91104e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914c4c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916602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9168b8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917e84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919d39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91bc64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91d7df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9232d0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9242e4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9288b4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932ef6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9345d3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9374a2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941b7a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942867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948800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949d02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94d8cb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94dd46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94ea1f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9530ba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9536c3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954d94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95600f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964e8d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96da3e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96f4df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97131f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971b84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9790ae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980444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76ace90" officeooo:paragraph-rsid="476ace9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7e49934" officeooo:paragraph-rsid="47e4993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77ca1d6" officeooo:paragraph-rsid="47a5e9c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77ca1d6" officeooo:paragraph-rsid="477ca1d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77ca1d6" officeooo:paragraph-rsid="478bc9d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77ca1d6" officeooo:paragraph-rsid="4782b64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6d213bd" officeooo:paragraph-rsid="46d213b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6d213bd" officeooo:paragraph-rsid="46ec785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70afefd" officeooo:paragraph-rsid="470e9e3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8fdd2e9" officeooo:paragraph-rsid="48fdd2e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8fdd2e9" officeooo:paragraph-rsid="4901ab0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96f7bbc" officeooo:paragraph-rsid="497131f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9765375" officeooo:paragraph-rsid="4976537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9765375" officeooo:paragraph-rsid="4976a6e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4" style:family="paragraph" style:parent-style-name="Standard" style:list-style-name="L1">
      <style:text-properties fo:color="#333333" style:font-name="Liberation Serif" fo:font-size="17pt" style:text-underline-style="none" fo:font-weight="bold" officeooo:rsid="362b5268" officeooo:paragraph-rsid="45691b60" style:font-name-asian="標楷體1" style:font-size-asian="17pt" style:language-asian="zh" style:country-asian="TW" style:font-weight-asian="bold" style:font-size-complex="17pt" style:font-weight-complex="bold"/>
    </style:style>
    <style:style style:name="P215" style:family="paragraph" style:parent-style-name="Standard" style:list-style-name="L1">
      <style:text-properties fo:color="#333333" style:font-name="Liberation Serif" fo:font-size="17pt" style:text-underline-style="none" fo:font-weight="bold" officeooo:rsid="362b5268" officeooo:paragraph-rsid="4568f0fa" style:font-name-asian="標楷體1" style:font-size-asian="17pt" style:language-asian="zh" style:country-asian="TW" style:font-weight-asian="bold" style:font-size-complex="17pt" style:font-weight-complex="bold"/>
    </style:style>
    <style:style style:name="P216" style:family="paragraph" style:parent-style-name="Standard" style:list-style-name="L1">
      <style:text-properties fo:color="#333333" style:font-name="Liberation Serif" fo:font-size="17pt" style:text-underline-style="none" fo:font-weight="bold" officeooo:rsid="362b5268" officeooo:paragraph-rsid="4516def4" style:font-name-asian="標楷體1" style:font-size-asian="17pt" style:language-asian="zh" style:country-asian="TW" style:font-weight-asian="bold" style:font-size-complex="17pt" style:font-weight-complex="bold"/>
    </style:style>
    <style:style style:name="P217" style:family="paragraph" style:parent-style-name="Standard" style:list-style-name="L1">
      <style:text-properties fo:color="#333333" style:font-name="Liberation Serif" fo:font-size="17pt" style:text-underline-style="none" fo:font-weight="bold" officeooo:rsid="362b5268" officeooo:paragraph-rsid="452e39d3" style:font-name-asian="標楷體1" style:font-size-asian="17pt" style:language-asian="zh" style:country-asian="TW" style:font-weight-asian="bold" style:font-size-complex="17pt" style:font-weight-complex="bold"/>
    </style:style>
    <style:style style:name="P218" style:family="paragraph" style:parent-style-name="Standard" style:list-style-name="L1">
      <style:text-properties fo:color="#1c1c1c" style:font-name="Liberation Serif" fo:font-size="17pt" style:text-underline-style="none" fo:font-weight="bold" officeooo:rsid="362b5268" officeooo:paragraph-rsid="45179a47" style:font-name-asian="標楷體1" style:font-size-asian="17pt" style:language-asian="zh" style:country-asian="TW" style:font-weight-asian="bold" style:font-size-complex="17pt" style:font-weight-complex="bold"/>
    </style:style>
    <style:style style:name="P219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59a562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0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59594b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1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70947a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2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8b7374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3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92c35a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4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1b93b9" officeooo:paragraph-rsid="46a0bb8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5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579870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6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6908b2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7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690aa3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8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66e81a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9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675591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0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690347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1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68411d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2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7e4993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3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691e35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4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6fbed1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5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748432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6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8bfd33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7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888ea9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8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8d2776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9" style:family="paragraph" style:parent-style-name="Standard" style:list-style-name="L1">
      <style:paragraph-properties fo:break-before="page"/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53b1fe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1" style:family="text">
      <style:text-properties style:text-position="super 58%" style:font-name="標楷體1" officeooo:rsid="45242fae"/>
    </style:style>
    <style:style style:name="T2" style:family="text">
      <style:text-properties style:text-position="super 58%" style:font-name="標楷體1" officeooo:rsid="46706591"/>
    </style:style>
    <style:style style:name="T3" style:family="text">
      <style:text-properties style:text-position="super 58%" style:font-name="標楷體1" officeooo:rsid="47e1ee0b" style:font-name-asian="標楷體1"/>
    </style:style>
    <style:style style:name="T4" style:family="text">
      <style:text-properties style:text-position="super 58%" style:font-name="標楷體1" officeooo:rsid="491063b8" style:font-name-asian="標楷體1"/>
    </style:style>
    <style:style style:name="T5" style:family="text">
      <style:text-properties style:text-position="super 58%" style:font-name="標楷體1" officeooo:rsid="4960e654" style:font-name-asian="標楷體1"/>
    </style:style>
    <style:style style:name="T6" style:family="text">
      <style:text-properties style:text-position="super 58%" style:font-name="標楷體1" officeooo:rsid="496da3e5" style:font-name-asian="標楷體1"/>
    </style:style>
    <style:style style:name="T7" style:family="text">
      <style:text-properties style:text-outline="false" style:text-line-through-style="none" style:text-line-through-type="none" style:text-position="0% 100%" fo:font-style="normal" fo:text-shadow="none" style:font-style-asian="normal" style:font-name-complex="標楷體" style:text-emphasize="none"/>
    </style:style>
    <style:style style:name="T8" style:family="text">
      <style:text-properties style:text-outline="false" style:text-line-through-style="none" style:text-line-through-type="none" style:text-position="0% 100%" fo:font-style="normal" fo:text-shadow="none" officeooo:rsid="45184302" style:font-style-asian="normal" style:font-name-complex="標楷體" style:text-emphasize="none"/>
    </style:style>
    <style:style style:name="T9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style:font-style-asian="normal" style:font-name-complex="標楷體" style:text-emphasize="none"/>
    </style:style>
    <style:style style:name="T10" style:family="text">
      <style:text-properties style:text-outline="false" style:text-line-through-style="none" style:text-line-through-type="none" style:text-position="0% 100%" style:font-name="Arial" fo:font-style="normal" fo:text-shadow="none" officeooo:rsid="45184302" style:font-name-asian="Arial" style:font-style-asian="normal" style:font-name-complex="標楷體" style:text-emphasize="none"/>
    </style:style>
    <style:style style:name="T11" style:family="text">
      <style:text-properties officeooo:rsid="45184302"/>
    </style:style>
    <style:style style:name="T12" style:family="text">
      <style:text-properties officeooo:rsid="451a9d73"/>
    </style:style>
    <style:style style:name="T13" style:family="text">
      <style:text-properties officeooo:rsid="36f0a7c4"/>
    </style:style>
    <style:style style:name="T14" style:family="text">
      <style:text-properties style:font-name="標楷體1"/>
    </style:style>
    <style:style style:name="T15" style:family="text">
      <style:text-properties style:font-name="標楷體1" officeooo:rsid="45242fae"/>
    </style:style>
    <style:style style:name="T16" style:family="text">
      <style:text-properties style:font-name="標楷體1" style:font-name-asian="標楷體1"/>
    </style:style>
    <style:style style:name="T17" style:family="text">
      <style:text-properties style:font-name="標楷體1" officeooo:rsid="45270db9" style:font-name-asian="標楷體1"/>
    </style:style>
    <style:style style:name="T18" style:family="text">
      <style:text-properties style:font-name="標楷體1" officeooo:rsid="456a0b29" style:font-name-asian="標楷體1"/>
    </style:style>
    <style:style style:name="T19" style:family="text">
      <style:text-properties style:font-name="標楷體1" officeooo:rsid="456beca9" style:font-name-asian="標楷體1"/>
    </style:style>
    <style:style style:name="T20" style:family="text">
      <style:text-properties style:font-name="標楷體1" officeooo:rsid="4571296f" style:font-name-asian="標楷體1"/>
    </style:style>
    <style:style style:name="T21" style:family="text">
      <style:text-properties style:font-name="標楷體1" officeooo:rsid="4661a6f9" style:font-name-asian="標楷體1"/>
    </style:style>
    <style:style style:name="T22" style:family="text">
      <style:text-properties style:font-name="標楷體1" officeooo:rsid="46aaaba8" style:font-name-asian="標楷體1"/>
    </style:style>
    <style:style style:name="T23" style:family="text">
      <style:text-properties style:font-name="標楷體1" officeooo:rsid="46aeacfc" style:font-name-asian="標楷體1"/>
    </style:style>
    <style:style style:name="T24" style:family="text">
      <style:text-properties style:font-name="標楷體1" officeooo:rsid="46b99e70" style:font-name-asian="標楷體1"/>
    </style:style>
    <style:style style:name="T25" style:family="text">
      <style:text-properties style:font-name="標楷體1" officeooo:rsid="46c1f4b7" style:font-name-asian="標楷體1"/>
    </style:style>
    <style:style style:name="T26" style:family="text">
      <style:text-properties style:font-name="標楷體1" officeooo:rsid="46ccf407" style:font-name-asian="標楷體1"/>
    </style:style>
    <style:style style:name="T27" style:family="text">
      <style:text-properties style:font-name="標楷體1" officeooo:rsid="46cef991" style:font-name-asian="標楷體1"/>
    </style:style>
    <style:style style:name="T28" style:family="text">
      <style:text-properties style:font-name="標楷體1" officeooo:rsid="46d8a26a" style:font-name-asian="標楷體1"/>
    </style:style>
    <style:style style:name="T29" style:family="text">
      <style:text-properties style:font-name="標楷體1" officeooo:rsid="46e19a12" style:font-name-asian="標楷體1"/>
    </style:style>
    <style:style style:name="T30" style:family="text">
      <style:text-properties style:font-name="標楷體1" officeooo:rsid="46e4fdb5" style:font-name-asian="標楷體1"/>
    </style:style>
    <style:style style:name="T31" style:family="text">
      <style:text-properties style:font-name="標楷體1" officeooo:rsid="46e51e1b" style:font-name-asian="標楷體1"/>
    </style:style>
    <style:style style:name="T32" style:family="text">
      <style:text-properties style:font-name="標楷體1" officeooo:rsid="46eeeb9d" style:font-name-asian="標楷體1"/>
    </style:style>
    <style:style style:name="T33" style:family="text">
      <style:text-properties style:font-name="標楷體1" officeooo:rsid="46effd8b" style:font-name-asian="標楷體1"/>
    </style:style>
    <style:style style:name="T34" style:family="text">
      <style:text-properties style:font-name="標楷體1" officeooo:rsid="470e9e3a" style:font-name-asian="標楷體1"/>
    </style:style>
    <style:style style:name="T35" style:family="text">
      <style:text-properties style:font-name="標楷體1" officeooo:rsid="4712b5f1" style:font-name-asian="標楷體1"/>
    </style:style>
    <style:style style:name="T36" style:family="text">
      <style:text-properties style:font-name="標楷體1" officeooo:rsid="4713eab6" style:font-name-asian="標楷體1"/>
    </style:style>
    <style:style style:name="T37" style:family="text">
      <style:text-properties style:font-name="標楷體1" officeooo:rsid="47145a40" style:font-name-asian="標楷體1"/>
    </style:style>
    <style:style style:name="T38" style:family="text">
      <style:text-properties style:font-name="標楷體1" officeooo:rsid="4726f026" style:font-name-asian="標楷體1"/>
    </style:style>
    <style:style style:name="T39" style:family="text">
      <style:text-properties style:font-name="標楷體1" officeooo:rsid="472a03c2" style:font-name-asian="標楷體1"/>
    </style:style>
    <style:style style:name="T40" style:family="text">
      <style:text-properties style:font-name="標楷體1" officeooo:rsid="473fda92" style:font-name-asian="標楷體1"/>
    </style:style>
    <style:style style:name="T41" style:family="text">
      <style:text-properties style:font-name="標楷體1" officeooo:rsid="47409b80" style:font-name-asian="標楷體1"/>
    </style:style>
    <style:style style:name="T42" style:family="text">
      <style:text-properties style:font-name="標楷體1" officeooo:rsid="47c4b0c0" style:font-name-asian="標楷體1"/>
    </style:style>
    <style:style style:name="T43" style:family="text">
      <style:text-properties style:font-name="標楷體1" officeooo:rsid="47c84941" style:font-name-asian="標楷體1"/>
    </style:style>
    <style:style style:name="T44" style:family="text">
      <style:text-properties style:font-name="標楷體1" officeooo:rsid="47dd8a6d" style:font-name-asian="標楷體1"/>
    </style:style>
    <style:style style:name="T45" style:family="text">
      <style:text-properties style:font-name="標楷體1" officeooo:rsid="47df84fb" style:font-name-asian="標楷體1"/>
    </style:style>
    <style:style style:name="T46" style:family="text">
      <style:text-properties style:font-name="標楷體1" officeooo:rsid="47e1ee0b" style:font-name-asian="標楷體1"/>
    </style:style>
    <style:style style:name="T47" style:family="text">
      <style:text-properties style:font-name="標楷體1" officeooo:rsid="47e2f8bf" style:font-name-asian="標楷體1"/>
    </style:style>
    <style:style style:name="T48" style:family="text">
      <style:text-properties style:font-name="標楷體1" officeooo:rsid="47ee4ba4" style:font-name-asian="標楷體1"/>
    </style:style>
    <style:style style:name="T49" style:family="text">
      <style:text-properties style:font-name="標楷體1" officeooo:rsid="47eed5c2" style:font-name-asian="標楷體1"/>
    </style:style>
    <style:style style:name="T50" style:family="text">
      <style:text-properties style:font-name="標楷體1" officeooo:rsid="2e2d83da"/>
    </style:style>
    <style:style style:name="T51" style:family="text">
      <style:text-properties style:font-name="標楷體1" officeooo:rsid="2cd378be"/>
    </style:style>
    <style:style style:name="T52" style:family="text">
      <style:text-properties style:font-name="標楷體1" officeooo:rsid="431308b3"/>
    </style:style>
    <style:style style:name="T53" style:family="text">
      <style:text-properties style:font-name="標楷體1" officeooo:rsid="4690aa39"/>
    </style:style>
    <style:style style:name="T54" style:family="text">
      <style:text-properties style:font-name="標楷體1" officeooo:rsid="43474ae5"/>
    </style:style>
    <style:style style:name="T55" style:family="text">
      <style:text-properties style:font-name="標楷體1" officeooo:rsid="46c0109c"/>
    </style:style>
    <style:style style:name="T56" style:family="text">
      <style:text-properties style:font-name="標楷體1" officeooo:rsid="46b99e70"/>
    </style:style>
    <style:style style:name="T57" style:family="text">
      <style:text-properties style:font-name="標楷體1" style:font-name-asian="Liberation Serif1" style:font-name-complex="Liberation Serif1"/>
    </style:style>
    <style:style style:name="T58" style:family="text">
      <style:text-properties style:font-name="標楷體1" officeooo:rsid="476e8f90" style:font-name-asian="Liberation Serif1" style:font-name-complex="Liberation Serif1"/>
    </style:style>
    <style:style style:name="T59" style:family="text">
      <style:text-properties style:font-name="標楷體1" officeooo:rsid="470afefd"/>
    </style:style>
    <style:style style:name="T60" style:family="text">
      <style:text-properties style:font-name="標楷體1" officeooo:rsid="470c7ca7"/>
    </style:style>
    <style:style style:name="T61" style:family="text">
      <style:text-properties style:font-name="標楷體1" officeooo:rsid="476a4db7"/>
    </style:style>
    <style:style style:name="T62" style:family="text">
      <style:text-properties style:font-name="標楷體1" officeooo:rsid="476ace90"/>
    </style:style>
    <style:style style:name="T63" style:family="text">
      <style:text-properties style:font-name="標楷體1" officeooo:rsid="46706591"/>
    </style:style>
    <style:style style:name="T64" style:family="text">
      <style:text-properties style:font-name="標楷體1" officeooo:rsid="476e8f90"/>
    </style:style>
    <style:style style:name="T65" style:family="text">
      <style:text-properties style:font-name="標楷體1" officeooo:rsid="47baf11f"/>
    </style:style>
    <style:style style:name="T66" style:family="text">
      <style:text-properties officeooo:rsid="45270db9"/>
    </style:style>
    <style:style style:name="T67" style:family="text">
      <style:text-properties style:font-name="Arial" officeooo:rsid="45184302" style:font-name-asian="Arial"/>
    </style:style>
    <style:style style:name="T68" style:family="text">
      <style:text-properties style:font-name="Arial" officeooo:rsid="451a9d73" style:font-name-asian="Arial"/>
    </style:style>
    <style:style style:name="T69" style:family="text">
      <style:text-properties officeooo:rsid="45544b8d"/>
    </style:style>
    <style:style style:name="T70" style:family="text">
      <style:text-properties officeooo:rsid="456a0b29"/>
    </style:style>
    <style:style style:name="T71" style:family="text">
      <style:text-properties officeooo:rsid="45eb9521"/>
    </style:style>
    <style:style style:name="T72" style:family="text">
      <style:text-properties style:font-name-asian="Arial"/>
    </style:style>
    <style:style style:name="T73" style:family="text">
      <style:text-properties officeooo:rsid="45eb9521" style:font-name-asian="Arial"/>
    </style:style>
    <style:style style:name="T74" style:family="text">
      <style:text-properties officeooo:rsid="461d39ec" style:font-name-asian="Arial"/>
    </style:style>
    <style:style style:name="T75" style:family="text">
      <style:text-properties officeooo:rsid="46a47b1e" style:font-name-asian="Arial"/>
    </style:style>
    <style:style style:name="T76" style:family="text">
      <style:text-properties officeooo:rsid="46f5877b" style:font-name-asian="Arial"/>
    </style:style>
    <style:style style:name="T77" style:family="text">
      <style:text-properties officeooo:rsid="461d39ec"/>
    </style:style>
    <style:style style:name="T78" style:family="text">
      <style:text-properties officeooo:rsid="464ec22e"/>
    </style:style>
    <style:style style:name="T79" style:family="text">
      <style:text-properties officeooo:rsid="4658a454"/>
    </style:style>
    <style:style style:name="T80" style:family="text">
      <style:text-properties officeooo:rsid="4661a6f9"/>
    </style:style>
    <style:style style:name="T81" style:family="text">
      <style:text-properties fo:color="#333333"/>
    </style:style>
    <style:style style:name="T82" style:family="text">
      <style:text-properties fo:color="#333333" officeooo:rsid="461d39ec"/>
    </style:style>
    <style:style style:name="T83" style:family="text">
      <style:text-properties fo:color="#333333" officeooo:rsid="461d39ec" style:font-name-asian="Arial"/>
    </style:style>
    <style:style style:name="T84" style:family="text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85" style:family="text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976537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86" style:family="text">
      <style:text-properties officeooo:rsid="43474ae5"/>
    </style:style>
    <style:style style:name="T87" style:family="text">
      <style:text-properties style:text-underline-style="solid" style:text-underline-width="auto" style:text-underline-color="font-color"/>
    </style:style>
    <style:style style:name="T88" style:family="text">
      <style:text-properties style:text-underline-style="solid" style:text-underline-width="auto" style:text-underline-color="font-color" officeooo:rsid="362b5268"/>
    </style:style>
    <style:style style:name="T89" style:family="text">
      <style:text-properties style:text-underline-style="solid" style:text-underline-width="auto" style:text-underline-color="font-color" officeooo:rsid="4700735c"/>
    </style:style>
    <style:style style:name="T90" style:family="text">
      <style:text-properties officeooo:rsid="4c43b58b"/>
    </style:style>
    <style:style style:name="T91" style:family="text">
      <style:text-properties officeooo:rsid="362b5268"/>
    </style:style>
    <style:style style:name="T92" style:family="text">
      <style:text-properties officeooo:rsid="46a47b1e"/>
    </style:style>
    <style:style style:name="T93" style:family="text">
      <style:text-properties officeooo:rsid="46aaaba8"/>
    </style:style>
    <style:style style:name="T94" style:family="text">
      <style:text-properties officeooo:rsid="46aeacfc"/>
    </style:style>
    <style:style style:name="T95" style:family="text">
      <style:text-properties style:font-name="標楷體"/>
    </style:style>
    <style:style style:name="T96" style:family="text">
      <style:text-properties style:font-name="標楷體" officeooo:rsid="46b99e70"/>
    </style:style>
    <style:style style:name="T97" style:family="text">
      <style:text-properties style:font-name="標楷體" officeooo:rsid="46c0109c"/>
    </style:style>
    <style:style style:name="T98" style:family="text">
      <style:text-properties style:font-name="標楷體" officeooo:rsid="46cdf440"/>
    </style:style>
    <style:style style:name="T99" style:family="text">
      <style:text-properties style:font-name="標楷體" officeooo:rsid="46d42b52"/>
    </style:style>
    <style:style style:name="T100" style:family="text">
      <style:text-properties style:font-name="標楷體" officeooo:rsid="46e285b7"/>
    </style:style>
    <style:style style:name="T101" style:family="text">
      <style:text-properties style:font-name="標楷體" officeooo:rsid="46e48fc0"/>
    </style:style>
    <style:style style:name="T102" style:family="text">
      <style:text-properties style:font-name="標楷體" officeooo:rsid="46eb05ed"/>
    </style:style>
    <style:style style:name="T103" style:family="text">
      <style:text-properties style:font-name="標楷體" officeooo:rsid="46ec7853"/>
    </style:style>
    <style:style style:name="T104" style:family="text">
      <style:text-properties style:font-name="標楷體" officeooo:rsid="46ee3334"/>
    </style:style>
    <style:style style:name="T105" style:family="text">
      <style:text-properties officeooo:rsid="46c095cf"/>
    </style:style>
    <style:style style:name="T106" style:family="text">
      <style:text-properties officeooo:rsid="46c1f4b7"/>
    </style:style>
    <style:style style:name="T107" style:family="text">
      <style:text-properties style:font-name="Liberation Serif1" officeooo:rsid="46cdf440" style:font-name-asian="Liberation Serif1" style:font-name-complex="Liberation Serif1"/>
    </style:style>
    <style:style style:name="T108" style:family="text">
      <style:text-properties officeooo:rsid="4700735c"/>
    </style:style>
    <style:style style:name="T109" style:family="text">
      <style:text-properties officeooo:rsid="470afefd"/>
    </style:style>
    <style:style style:name="T110" style:family="text">
      <style:text-properties officeooo:rsid="4713eab6"/>
    </style:style>
    <style:style style:name="T111" style:family="text">
      <style:text-properties officeooo:rsid="47baf11f"/>
    </style:style>
    <style:style style:name="T112" style:family="text">
      <style:text-properties officeooo:rsid="47baf11f" style:font-name-asian="標楷體1"/>
    </style:style>
    <style:style style:name="T113" style:family="text">
      <style:text-properties officeooo:rsid="47dd8a6d"/>
    </style:style>
    <style:style style:name="T114" style:family="text">
      <style:text-properties officeooo:rsid="47df84fb"/>
    </style:style>
    <style:style style:name="T115" style:family="text">
      <style:text-properties officeooo:rsid="47ee4ba4"/>
    </style:style>
    <style:style style:name="T116" style:family="text">
      <style:text-properties style:font-name="標楷體1"/>
    </style:style>
    <style:style style:name="T117" style:family="text">
      <style:text-properties style:font-name="標楷體1" style:font-name-asian="標楷體1"/>
    </style:style>
    <style:style style:name="T118" style:family="text">
      <style:text-properties style:font-name="標楷體1" officeooo:rsid="4839fbad" style:font-name-asian="標楷體1"/>
    </style:style>
    <style:style style:name="T119" style:family="text">
      <style:text-properties style:font-name="標楷體1" officeooo:rsid="48449713" style:font-name-asian="標楷體1"/>
    </style:style>
    <style:style style:name="T120" style:family="text">
      <style:text-properties style:font-name="標楷體1" officeooo:rsid="48c34cd8" style:font-name-asian="標楷體1"/>
    </style:style>
    <style:style style:name="T121" style:family="text">
      <style:text-properties style:font-name="標楷體1" officeooo:rsid="48f9d567" style:font-name-asian="標楷體1"/>
    </style:style>
    <style:style style:name="T122" style:family="text">
      <style:text-properties style:font-name="標楷體1" officeooo:rsid="362b5268" style:font-name-asian="標楷體1"/>
    </style:style>
    <style:style style:name="T123" style:family="text">
      <style:text-properties style:font-name="標楷體1" officeooo:rsid="49058388" style:font-name-asian="標楷體1"/>
    </style:style>
    <style:style style:name="T124" style:family="text">
      <style:text-properties style:font-name="標楷體1" officeooo:rsid="491063b8" style:font-name-asian="標楷體1"/>
    </style:style>
    <style:style style:name="T125" style:family="text">
      <style:text-properties style:font-name="標楷體1" officeooo:rsid="494fdd29" style:font-name-asian="標楷體1"/>
    </style:style>
    <style:style style:name="T126" style:family="text">
      <style:text-properties style:font-name="標楷體1" officeooo:rsid="4951d530" style:font-name-asian="標楷體1"/>
    </style:style>
    <style:style style:name="T127" style:family="text">
      <style:text-properties style:font-name="標楷體1" officeooo:rsid="49522b22" style:font-name-asian="標楷體1"/>
    </style:style>
    <style:style style:name="T128" style:family="text">
      <style:text-properties style:font-name="標楷體1" officeooo:rsid="49530bac" style:font-name-asian="標楷體1"/>
    </style:style>
    <style:style style:name="T129" style:family="text">
      <style:text-properties style:font-name="標楷體1" officeooo:rsid="497cbcf2" style:font-name-asian="標楷體1"/>
    </style:style>
    <style:style style:name="T130" style:family="text">
      <style:text-properties style:font-name="標楷體1" officeooo:rsid="497f31b4" style:font-name-asian="標楷體1"/>
    </style:style>
    <style:style style:name="T131" style:family="text">
      <style:text-properties style:font-name="標楷體1" officeooo:rsid="48f9d567" style:font-name-asian="Arial"/>
    </style:style>
    <style:style style:name="T132" style:family="text">
      <style:text-properties officeooo:rsid="48c34cd8"/>
    </style:style>
    <style:style style:name="T133" style:family="text">
      <style:text-properties officeooo:rsid="48c34cd8" style:font-name-asian="Arial"/>
    </style:style>
    <style:style style:name="T134" style:family="text">
      <style:text-properties officeooo:rsid="49032c72" style:font-name-asian="Arial"/>
    </style:style>
    <style:style style:name="T135" style:family="text">
      <style:text-properties officeooo:rsid="48fdd2e9"/>
    </style:style>
    <style:style style:name="T136" style:family="text">
      <style:text-properties officeooo:rsid="49032c72"/>
    </style:style>
    <style:style style:name="T137" style:family="text">
      <style:text-properties officeooo:rsid="492c35a2"/>
    </style:style>
    <style:style style:name="T138" style:family="text">
      <style:text-properties officeooo:rsid="376c64b1"/>
    </style:style>
    <style:style style:name="T139" style:family="text">
      <style:text-properties officeooo:rsid="494fdd29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699745749" text:style-name="L1">
        <text:list-item>
          <text:p text:style-name="P1"><text:bookmark-start text:name="量變、質變"/>量變、質變<text:bookmark-end text:name="量變、質變"/></text:p>
          <text:list>
            <text:list-item>
              <text:p text:style-name="P214">量變、質變。</text:p>
              <text:list>
                <text:list-item>
                  <text:p text:style-name="P215">從 某一特定個體 變成 該個體<text:span text:style-name="T7"> </text:span><text:span text:style-name="T10">↔</text:span><text:span text:style-name="T8"> 量變</text:span>。</text:p>
                </text:list-item>
                <text:list-item>
                  <text:p text:style-name="P2">從 某一特定個體 變成 其他個體 <text:span text:style-name="T67">↔</text:span><text:span text:style-name="T11"> 質變</text:span>。</text:p>
                </text:list-item>
              </text:list>
            </text:list-item>
            <text:list-item>
              <text:p text:style-name="P216">量變、質變。</text:p>
              <text:list>
                <text:list-item>
                  <text:p text:style-name="P217"><text:span text:style-name="T8">振幅型、編碼型、光型、磁場型、位能型、能量型、宗態層級型 </text:span><text:span text:style-name="T7">量變、質變</text:span>。</text:p>
                </text:list-item>
              </text:list>
            </text:list-item>
            <text:list-item>
              <text:p text:style-name="P216">明顯例子，視覺。</text:p>
              <text:list>
                <text:list-item>
                  <text:p text:style-name="P218"><text:span text:style-name="T7">（相關描述在 </text:span><text:span text:style-name="T9">歷史人物</text:span><text:span text:style-name="T7"> 文件群的 </text:span><text:span text:style-name="T9">蘇格拉底</text:span><text:span text:style-name="T7">的 </text:span><text:span text:style-name="T9">明顯例子，視覺</text:span><text:span text:style-name="T7">）</text:span></text:p>
                </text:list-item>
                <text:list-item>
                  <text:p text:style-name="P3">光的 亮、暗 變化 <text:span text:style-name="T67">↔</text:span><text:span text:style-name="T11"> 量變</text:span>。</text:p>
                  <text:list>
                    <text:list-item>
                      <text:p text:style-name="P4">光的 <text:span text:style-name="T13">色調值、濃度值、亮度值</text:span> 變化 <text:span text:style-name="T67">↔</text:span><text:span text:style-name="T11"> 量變、能量型質變、振幅型量變、頻率型量變</text:span>。</text:p>
                    </text:list-item>
                  </text:list>
                </text:list-item>
                <text:list-item>
                  <text:p text:style-name="P4">光 從 光 變成 化學能、電訊號 <text:span text:style-name="T67">↔</text:span><text:span text:style-name="T11"> 質變、能量型質變、（從弦波）編碼（成方波）型質變</text:span>。</text:p>
                  <text:list>
                    <text:list-item>
                      <text:p text:style-name="P5">光 <text:span text:style-name="T68">↔</text:span><text:span text:style-name="T12"> 電磁波、弦波</text:span>。</text:p>
                    </text:list-item>
                    <text:list-item>
                      <text:p text:style-name="P6">電訊號 <text:span text:style-name="T68">↔</text:span><text:span text:style-name="T12"> 電能、方波</text:span>。</text:p>
                    </text:list-item>
                  </text:list>
                </text:list-item>
              </text:list>
            </text:list-item>
            <text:list-item>
              <text:p text:style-name="P6">明顯例子，馬達。</text:p>
              <text:list>
                <text:list-item>
                  <text:p text:style-name="P7">光、磁場 的 大、小 變化 <text:span text:style-name="T67">↔</text:span><text:span text:style-name="T11"> 量變、能量型量變、光型量變、磁場型量變</text:span>。</text:p>
                </text:list-item>
                <text:list-item>
                  <text:p text:style-name="P7">光、能量 從 光 變成 力 <text:span text:style-name="T67">↔</text:span><text:span text:style-name="T11"> 質變、能量型質變</text:span>。</text:p>
                </text:list-item>
              </text:list>
            </text:list-item>
            <text:list-item>
              <text:p text:style-name="P8">明顯例子，物體 自由落體。</text:p>
              <text:list>
                <text:list-item>
                  <text:p text:style-name="P9">位能 從 大 變成 小 <text:span text:style-name="T67">↔</text:span><text:span text:style-name="T11"> 量變</text:span>。</text:p>
                  <text:list>
                    <text:list-item>
                      <text:p text:style-name="P10">從 位能 變成 位能 <text:span text:style-name="T67">↔</text:span><text:span text:style-name="T11"> 量變、能量型量變、位能型量變</text:span>。</text:p>
                    </text:list-item>
                  </text:list>
                </text:list-item>
                <text:list-item>
                  <text:p text:style-name="P11">能量 從 位能 變成 動能 <text:span text:style-name="T67">↔</text:span><text:span text:style-name="T11"> 質變</text:span>。</text:p>
                  <text:list>
                    <text:list-item>
                      <text:p text:style-name="P10">從 位能 變成 動能 <text:span text:style-name="T67">↔</text:span><text:span text:style-name="T11"> 質變、能量型質變</text:span>。</text:p>
                    </text:list-item>
                  </text:list>
                </text:list-item>
              </text:list>
            </text:list-item>
            <text:list-item>
              <text:p text:style-name="P9">明顯例子，<text:span text:style-name="T14">E = </text:span><text:span text:style-name="T15">m * c</text:span><text:span text:style-name="T1">2</text:span>。</text:p>
              <text:list>
                <text:list-item>
                  <text:p text:style-name="P9">從 能量 變成 能量 <text:span text:style-name="T67">↔</text:span><text:span text:style-name="T11"> 量變</text:span>。</text:p>
                </text:list-item>
                <text:list-item>
                  <text:p text:style-name="P9">從 能量 變成 物質 <text:span text:style-name="T67">↔</text:span><text:span text:style-name="T11"> 質變</text:span>。</text:p>
                </text:list-item>
              </text:list>
            </text:list-item>
            <text:list-item>
              <text:p text:style-name="P12">明顯例子。</text:p>
              <text:list>
                <text:list-item>
                  <text:p text:style-name="P12"><text:span text:style-name="T16">從 第一個&lt;?</text:span><text:span text:style-name="T17">a&gt;個體</text:span><text:span text:style-name="T16"> 變成 第二個&lt;?</text:span><text:span text:style-name="T17">a&gt;個體</text:span> <text:span text:style-name="T67">↔</text:span><text:span text:style-name="T11"> 量變、宗態層級型量變</text:span>。</text:p>
                </text:list-item>
                <text:list-item>
                  <text:p text:style-name="P13"><text:span text:style-name="T16">從 &lt;?</text:span><text:span text:style-name="T17">a&gt;個體</text:span><text:span text:style-name="T16"> 變成 &lt;?</text:span><text:span text:style-name="T17">b&gt;個</text:span><text:span text:style-name="T66">體</text:span> <text:span text:style-name="T67">↔</text:span><text:span text:style-name="T11"> 質變、宗態層級型質變</text:span>。</text:p>
                </text:list-item>
              </text:list>
            </text:list-item>
            <text:list-item>
              <text:p text:style-name="P13">明顯例子。</text:p>
              <text:list>
                <text:list-item>
                  <text:p text:style-name="P13">假定，第一個個體 要 維護、增加 權力、金錢、名聲。</text:p>
                  <text:list>
                    <text:list-item>
                      <text:p text:style-name="P14">要 <text:span text:style-name="T67">↔</text:span><text:span text:style-name="T11"> 想要、需要、已經要、正在要、即將要</text:span>。</text:p>
                    </text:list-item>
                    <text:list-item>
                      <text:p text:style-name="P14">維護 <text:span text:style-name="T67">↔</text:span><text:span text:style-name="T11"> 維持</text:span>。</text:p>
                    </text:list-item>
                    <text:list-item>
                      <text:p text:style-name="P14">增加 <text:span text:style-name="T67">↔</text:span><text:span text:style-name="T11"> 提升、昇華</text:span>。</text:p>
                    </text:list-item>
                    <text:list-item>
                      <text:p text:style-name="P239">權力 <text:span text:style-name="T67">↔</text:span><text:span text:style-name="T11"> </text:span>權力、權利、權限。</text:p>
                    </text:list-item>
                    <text:list-item>
                      <text:p text:style-name="P15">金錢 <text:span text:style-name="T67">↔</text:span><text:span text:style-name="T11"> 利益、資產、資源</text:span>。</text:p>
                    </text:list-item>
                    <text:list-item>
                      <text:p text:style-name="P15">名聲 <text:span text:style-name="T67">↔</text:span><text:span text:style-name="T11"> 名號、</text:span>職位、身分。</text:p>
                    </text:list-item>
                  </text:list>
                </text:list-item>
                <text:list-item>
                  <text:p text:style-name="P16">第一個個體 有機率使用 權力 維護、增加 權力。</text:p>
                  <text:list>
                    <text:list-item>
                      <text:p text:style-name="P17">從 權力 變成 權力 <text:span text:style-name="T67">↔</text:span><text:span text:style-name="T11"> 量變</text:span>。</text:p>
                      <text:list>
                        <text:list-item>
                          <text:p text:style-name="P18">從 權力 變成（（已經、正在、即將）（維護、增加 的）權力）<text:span text:style-name="T67">↔</text:span><text:span text:style-name="T11"> 量變</text:span>。</text:p>
                        </text:list-item>
                        <text:list-item>
                          <text:p text:style-name="P18">從 <text:span text:style-name="T16">((維護、增加)權力)</text:span> 變成（<text:span text:style-name="T16">(已經、正在、即將)(維護、增加 的)</text:span>權力）<text:span text:style-name="T67">↔</text:span><text:span text:style-name="T11"> 量變</text:span>。</text:p>
                        </text:list-item>
                      </text:list>
                    </text:list-item>
                    <text:list-item>
                      <text:p text:style-name="P16">明顯例子，馬太效應、慣性思維。</text:p>
                    </text:list-item>
                    <text:list-item>
                      <text:p text:style-name="P16">抽象例子，存在、內捲、內在機制的運作。</text:p>
                    </text:list-item>
                  </text:list>
                </text:list-item>
                <text:list-item>
                  <text:p text:style-name="P19">第一個個體 有機率 自己去、指揮第二個個體 做 某一特定事情，維護、增加 權力。</text:p>
                  <text:list>
                    <text:list-item>
                      <text:p text:style-name="P20">從 做 變成 權力 <text:span text:style-name="T67">↔</text:span><text:span text:style-name="T11"> 質變</text:span>。</text:p>
                      <text:list>
                        <text:list-item>
                          <text:p text:style-name="P19">從 權力 變成 做 變成 權力 <text:span text:style-name="T67">↔</text:span><text:span text:style-name="T11"> 質變</text:span>。</text:p>
                        </text:list-item>
                        <text:list-item>
                          <text:p text:style-name="P21"><text:span text:style-name="T16">從（維護、增加 權力）</text:span>變成（做 該事情）變成（維護、增加 權力）<text:span text:style-name="T11"> </text:span><text:span text:style-name="T67">↔</text:span><text:span text:style-name="T11"> 質變</text:span>。</text:p>
                        </text:list-item>
                        <text:list-item>
                          <text:p text:style-name="P22">事情 <text:span text:style-name="T67">↔</text:span><text:span text:style-name="T11"> 事件。</text:span></text:p>
                          <text:list>
                            <text:list-item>
                              <text:p text:style-name="P22">事情 <text:span text:style-name="T67">↔</text:span><text:span text:style-name="T11"> 思想、決策、行動</text:span>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2">明顯例子，改革、改變思維。</text:p>
                    </text:list-item>
                    <text:list-item>
                      <text:p text:style-name="P22">抽象例子，變化、外科手術、兩個個體的交互作用。</text:p>
                    </text:list-item>
                  </text:list>
                </text:list-item>
              </text:list>
            </text:list-item>
            <text:list-item>
              <text:p text:style-name="P22">明顯例子，假定，第一個個體 是 群體的 立法委員。</text:p>
              <text:list>
                <text:list-item>
                  <text:p text:style-name="P23">假定，第一個個體 要 維護、增加 立法委員的 權力。</text:p>
                </text:list-item>
                <text:list-item>
                  <text:p text:style-name="P23">假定，第一個個體 立法，維持、增加 立法委員的 權力。</text:p>
                  <text:list>
                    <text:list-item>
                      <text:p text:style-name="P24">從 立法委員的權力 變成 立法委員的權力 <text:span text:style-name="T67">↔</text:span><text:span text:style-name="T11"> 量變</text:span>。</text:p>
                      <text:list>
                        <text:list-item>
                          <text:p text:style-name="P25">從 立法委員的（立法）權力 變成（該）立法委員（要）的權力 <text:span text:style-name="T67">↔</text:span><text:span text:style-name="T11"> 量變</text:span>。</text:p>
                        </text:list-item>
                      </text:list>
                    </text:list-item>
                    <text:list-item>
                      <text:p text:style-name="P26">從 權力 變成 權力 <text:span text:style-name="T67">↔</text:span><text:span text:style-name="T11"> 量變</text:span>。</text:p>
                    </text:list-item>
                  </text:list>
                </text:list-item>
                <text:list-item>
                  <text:p text:style-name="P27">假定，第一個個體 聚集群眾 →<text:span text:style-name="T69"> 消失</text:span> 某一特定（其他）立法委員 →<text:span text:style-name="T69"> </text:span>強行 立 某一特定法。</text:p>
                  <text:list>
                    <text:list-item>
                      <text:p text:style-name="P28">假定，該法 是 <text:span text:style-name="T11">能夠 </text:span>維護、增加 立法委員的 權力的 法律。</text:p>
                    </text:list-item>
                    <text:list-item>
                      <text:p text:style-name="P29">從（聚集→消失→立法）變成 權力 <text:span text:style-name="T67">↔</text:span><text:span text:style-name="T11"> 質變</text:span>。</text:p>
                      <text:list>
                        <text:list-item>
                          <text:p text:style-name="P30">從（權力 以外的 其他個體）變成 權力 <text:span text:style-name="T67">↔</text:span><text:span text:style-name="T11"> 質變</text:span>。</text:p>
                          <text:list>
                            <text:list-item>
                              <text:p text:style-name="P30">從（<text:span text:style-name="T16">(立法委員的)權</text:span>力 以外的 其他個體）變成 <text:span text:style-name="T16">(立法委員的)</text:span>權力 <text:span text:style-name="T67">↔</text:span><text:span text:style-name="T11"> 質變</text:span>。</text:p>
                            </text:list-item>
                          </text:list>
                        </text:list-item>
                        <text:list-item>
                          <text:p text:style-name="P31">從 其他個體 變成 權力 <text:span text:style-name="T67">↔</text:span><text:span text:style-name="T11"> 質變</text:span>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1">明顯例子，英國。</text:p>
              <text:list>
                <text:list-item>
                  <text:p text:style-name="P32">英國殖民。</text:p>
                  <text:list>
                    <text:list-item>
                      <text:p text:style-name="P32">從 英國人 變成 英國人 <text:span text:style-name="T67">↔</text:span><text:span text:style-name="T11"> 量變</text:span>。</text:p>
                    </text:list-item>
                    <text:list-item>
                      <text:p text:style-name="P33">從（在 英國的）英國人 變成（在 美洲的）英國人 <text:span text:style-name="T67">↔</text:span><text:span text:style-name="T11"> 量變</text:span>。</text:p>
                      <text:list>
                        <text:list-item>
                          <text:p text:style-name="P219">從（在）英國（的英國人）變成（在）美洲（的英國人）<text:span text:style-name="T67">↔</text:span><text:span text:style-name="T11"> 質變</text:span>。</text:p>
                        </text:list-item>
                      </text:list>
                    </text:list-item>
                  </text:list>
                </text:list-item>
                <text:list-item>
                  <text:p text:style-name="P32">英國人 在 美洲 建國、發表美國獨立宣言。</text:p>
                  <text:list>
                    <text:list-item>
                      <text:p text:style-name="P33">從 英國人 變成 美國人 <text:span text:style-name="T67">↔</text:span><text:span text:style-name="T11"> 質變</text:span>。</text:p>
                    </text:list-item>
                    <text:list-item>
                      <text:p text:style-name="P34">從（在 美洲的）英國人、印地安人 變成（在 美洲的）美國人 <text:span text:style-name="T67">↔</text:span><text:span text:style-name="T11"> 質變</text:span>。</text:p>
                      <text:list>
                        <text:list-item>
                          <text:p text:style-name="P220">從 人 變成 人 <text:span text:style-name="T67">↔</text:span><text:span text:style-name="T11"> 量變</text:span>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3">明顯例子，中國。</text:p>
              <text:list>
                <text:list-item>
                  <text:p text:style-name="P35">文化大革命。</text:p>
                  <text:list>
                    <text:list-item>
                      <text:p text:style-name="P33">從 中國人 變成 中國人 <text:span text:style-name="T67">↔</text:span><text:span text:style-name="T11"> 量變</text:span>。</text:p>
                    </text:list-item>
                    <text:list-item>
                      <text:p text:style-name="P36">從（正在傳承 的）中國人 變成（摧毀傳承 的）中國人 <text:span text:style-name="T67">↔</text:span><text:span text:style-name="T11"> 量變</text:span>。</text:p>
                    </text:list-item>
                  </text:list>
                </text:list-item>
                <text:list-item>
                  <text:p text:style-name="P36">滿人、清朝人 佔領 中國大陸。</text:p>
                  <text:list>
                    <text:list-item>
                      <text:p text:style-name="P36">從 明朝人 變成 清朝人 <text:span text:style-name="T67">↔</text:span><text:span text:style-name="T11"> 質變</text:span>。</text:p>
                    </text:list-item>
                    <text:list-item>
                      <text:p text:style-name="P36">從（在 中國大陸的）明朝人 變成（在 中國大陸的）清朝人 <text:span text:style-name="T67">↔</text:span><text:span text:style-name="T11"> 質變</text:span>。</text:p>
                    </text:list-item>
                  </text:list>
                </text:list-item>
              </text:list>
            </text:list-item>
            <text:list-item>
              <text:p text:style-name="P31">明顯例子。</text:p>
              <text:list>
                <text:list-item>
                  <text:p text:style-name="P31">假定，攝<text:span text:style-name="T16">氏</text:span><text:span text:style-name="T18">10000</text:span><text:span text:style-name="T70">度，某一特定個體 是</text:span><text:span text:style-name="T18"> 1%液態、9</text:span><text:span text:style-name="T19">9</text:span><text:span text:style-name="T18">%固態</text:span><text:span text:style-name="T70">。</text:span></text:p>
                </text:list-item>
                <text:list-item>
                  <text:p text:style-name="P37">假定，攝<text:span text:style-name="T16">氏</text:span><text:span text:style-name="T18">100000000</text:span><text:span text:style-name="T70">度，該個體 是</text:span><text:span text:style-name="T18"> </text:span><text:span text:style-name="T20">99</text:span><text:span text:style-name="T18">%液態、</text:span><text:span text:style-name="T20">1</text:span><text:span text:style-name="T18">%固態</text:span>。</text:p>
                  <text:list>
                    <text:list-item>
                      <text:p text:style-name="P37">從 攝<text:span text:style-name="T16">氏</text:span><text:span text:style-name="T18">10000度 到 </text:span><text:span text:style-name="T16">攝氏</text:span><text:span text:style-name="T18">100000000</text:span><text:span text:style-name="T70">度，從 </text:span><text:span text:style-name="T18">1%液態</text:span><text:span text:style-name="T70"> 到 </text:span><text:span text:style-name="T20">99</text:span><text:span text:style-name="T18">%液態</text:span><text:span text:style-name="T70"> </text:span><text:span text:style-name="T67">↔</text:span><text:span text:style-name="T11"> 量變</text:span>。</text:p>
                    </text:list-item>
                  </text:list>
                </text:list-item>
                <text:list-item>
                  <text:p text:style-name="P38">假定，其他個體 認定，攝<text:span text:style-name="T16">氏</text:span><text:span text:style-name="T18">10000度、9</text:span><text:span text:style-name="T19">9</text:span><text:span text:style-name="T18">%固態</text:span><text:span text:style-name="T70">，該個體 是 固態個體</text:span>。</text:p>
                </text:list-item>
                <text:list-item>
                  <text:p text:style-name="P39">假定，其他個體 認定，攝<text:span text:style-name="T16">氏</text:span><text:span text:style-name="T18">100000000度、</text:span><text:span text:style-name="T20">99</text:span><text:span text:style-name="T18">%液態</text:span><text:span text:style-name="T70">，該個體 是 液態個體</text:span>。</text:p>
                  <text:list>
                    <text:list-item>
                      <text:p text:style-name="P40">從 攝<text:span text:style-name="T16">氏</text:span><text:span text:style-name="T18">10000度 到 </text:span><text:span text:style-name="T16">攝氏</text:span><text:span text:style-name="T18">100000000</text:span><text:span text:style-name="T70">度，從 固態個體 到 液態個體 </text:span><text:span text:style-name="T67">↔</text:span><text:span text:style-name="T11"> 質變</text:span>。</text:p>
                    </text:list-item>
                  </text:list>
                </text:list-item>
                <text:list-item>
                  <text:p text:style-name="P41">從 攝<text:span text:style-name="T16">氏</text:span><text:span text:style-name="T18">10000度 到 </text:span><text:span text:style-name="T16">攝氏</text:span><text:span text:style-name="T18">100000000</text:span><text:span text:style-name="T70">度，該個體的 變化（同時）是 量變、質變</text:span>。</text:p>
                  <text:list>
                    <text:list-item>
                      <text:p text:style-name="P41">假定，以 液態的佔比 為 座標系。</text:p>
                      <text:list>
                        <text:list-item>
                          <text:p text:style-name="P41">該個體 是 量變。</text:p>
                        </text:list-item>
                      </text:list>
                    </text:list-item>
                    <text:list-item>
                      <text:p text:style-name="P41">假定，以 相態 為 座標系。</text:p>
                      <text:list>
                        <text:list-item>
                          <text:p text:style-name="P41">該個體 是 質變。</text:p>
                        </text:list-item>
                      </text:list>
                    </text:list-item>
                    <text:list-item>
                      <text:p text:style-name="P41">假定，以 該個體 為 座標系。</text:p>
                      <text:list>
                        <text:list-item>
                          <text:p text:style-name="P42">該個體 <text:span text:style-name="T70">是 量變、質變、量質二相性</text:span>。</text:p>
                          <text:list>
                            <text:list-item>
                              <text:p text:style-name="P43"><text:span text:style-name="T70">量質二相性 </text:span><text:span text:style-name="T67">↔</text:span><text:span text:style-name="T11"> 波粒二象性</text:span>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225"><text:bookmark-start text:name="哲學"/>哲學<text:bookmark-end text:name="哲學"/></text:p>
          <text:list>
            <text:list-item>
              <text:p text:style-name="P43">思想 有機率 維持、提升、昇華 思想、決策、行動。</text:p>
              <text:list>
                <text:list-item>
                  <text:p text:style-name="P44">思想、決策、行動。</text:p>
                  <text:list>
                    <text:list-item>
                      <text:p text:style-name="P43">哲學 <text:span text:style-name="T73">↔</text:span><text:span text:style-name="T71"> 思想</text:span>。</text:p>
                    </text:list-item>
                    <text:list-item>
                      <text:p text:style-name="P45">大腦判斷 <text:span text:style-name="T71">↔ 決策</text:span>。</text:p>
                    </text:list-item>
                    <text:list-item>
                      <text:p text:style-name="P43">感測、交互作用 <text:span text:style-name="T71">↔ 行動</text:span>。</text:p>
                    </text:list-item>
                  </text:list>
                </text:list-item>
                <text:list-item>
                  <text:p text:style-name="P43">思想、決策、行動。</text:p>
                  <text:list>
                    <text:list-item>
                      <text:p text:style-name="P43">個體 有機率（只）會 思想，不會 決策、行動。</text:p>
                      <text:list>
                        <text:list-item>
                          <text:p text:style-name="P43">明顯例子，思想家。</text:p>
                        </text:list-item>
                      </text:list>
                    </text:list-item>
                    <text:list-item>
                      <text:p text:style-name="P46">個體 有機率（只）會 決策，不會 思想、行動。</text:p>
                      <text:list>
                        <text:list-item>
                          <text:p text:style-name="P46">明顯例子，（沒有進行思考、只依靠經驗和本能 就 下決策的）決策者。</text:p>
                        </text:list-item>
                      </text:list>
                    </text:list-item>
                    <text:list-item>
                      <text:p text:style-name="P43">個體 有機率（只）會 行動，不會 思想、決策。</text:p>
                      <text:list>
                        <text:list-item>
                          <text:p text:style-name="P43">明顯例子，（沒有進行思考和決策、只依靠本能 就 行動的）行動者。</text:p>
                        </text:list-item>
                      </text:list>
                    </text:list-item>
                    <text:list-item>
                      <text:p text:style-name="P46">個體 有機率（只）會 思想、決策，不會 行動。</text:p>
                      <text:list>
                        <text:list-item>
                          <text:p text:style-name="P47">明顯例子，（有進行思考 依照思考的結果 下決策的）決策者。</text:p>
                        </text:list-item>
                      </text:list>
                    </text:list-item>
                    <text:list-item>
                      <text:p text:style-name="P46">個體 有機率（只）會 思想、行動，不會 決策。</text:p>
                      <text:list>
                        <text:list-item>
                          <text:p text:style-name="P46">明顯例子，擁有 選擇障礙的 個體。</text:p>
                        </text:list-item>
                      </text:list>
                    </text:list-item>
                    <text:list-item>
                      <text:p text:style-name="P46">個體 有機率（只）會 決策、行動，不會 思想。</text:p>
                      <text:list>
                        <text:list-item>
                          <text:p text:style-name="P46">明顯例子，深藍（電腦）。</text:p>
                        </text:list-item>
                      </text:list>
                    </text:list-item>
                    <text:list-item>
                      <text:p text:style-name="P46">個體 有機率 會 思想、決策、行動。</text:p>
                      <text:list>
                        <text:list-item>
                          <text:p text:style-name="P46">明顯例子，亞里斯多德、尼古拉<text:span text:style-name="T50">·</text:span>特斯拉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26"><text:span text:style-name="T81">哲學 描述 </text:span>字詞。</text:p>
              <text:list>
                <text:list-item>
                  <text:p text:style-name="P224">（<text:span text:style-name="T91">字詞 的 相關描述在 </text:span><text:span text:style-name="T88">哲學</text:span><text:span text:style-name="T91"> 文件群的 </text:span><text:span text:style-name="T88">字詞</text:span><text:span text:style-name="T90">）</text:span></text:p>
                </text:list-item>
                <text:list-item>
                  <text:p text:style-name="P227"><text:span text:style-name="T81">哲學 對 字詞 </text:span>推廣化、深入化、實體化、抽象化。</text:p>
                  <text:list>
                    <text:list-item>
                      <text:p text:style-name="P48">推廣化 <text:span text:style-name="T74">↔</text:span><text:span text:style-name="T77"> 函數修改化</text:span>。</text:p>
                    </text:list-item>
                    <text:list-item>
                      <text:p text:style-name="P48">深入化 <text:span text:style-name="T74">↔</text:span><text:span text:style-name="T77"> </text:span>函數曲線<text:span text:style-name="T77">化</text:span>。</text:p>
                    </text:list-item>
                    <text:list-item>
                      <text:p text:style-name="P48">實體化 <text:span text:style-name="T74">↔</text:span><text:span text:style-name="T77"> 函數</text:span>實體化。</text:p>
                    </text:list-item>
                    <text:list-item>
                      <text:p text:style-name="P48">抽象化 <text:span text:style-name="T74">↔</text:span><text:span text:style-name="T77"> 函數名稱化</text:span>。</text:p>
                    </text:list-item>
                    <text:list-item>
                      <text:p text:style-name="P48">明顯例子，蘋果。</text:p>
                      <text:list>
                        <text:list-item>
                          <text:p text:style-name="P49">蘋果 →（抽象化）→ 水果。</text:p>
                        </text:list-item>
                        <text:list-item>
                          <text:p text:style-name="P49">水果 →（實體化）→ 香蕉。</text:p>
                        </text:list-item>
                        <text:list-item>
                          <text:p text:style-name="P49">香蕉 →（深入化）→ 香、蕉。</text:p>
                        </text:list-item>
                        <text:list-item>
                          <text:p text:style-name="P49">香 →（推廣化）→ 香水。</text:p>
                        </text:list-item>
                        <text:list-item>
                          <text:p text:style-name="P50">香水 →（深入化）→ 有 香味的 液體。</text:p>
                        </text:list-item>
                        <text:list-item>
                          <text:p text:style-name="P51">有 香味的 液體 →（實體化）→ 有 香味的 玫瑰精油。</text:p>
                        </text:list-item>
                        <text:list-item>
                          <text:p text:style-name="P52">有 香味的 玫瑰精油 →（抽象化）→ 有 味道的 油。</text:p>
                        </text:list-item>
                      </text:list>
                    </text:list-item>
                  </text:list>
                </text:list-item>
                <text:list-item>
                  <text:p text:style-name="P53">哲學 對 字詞 推廣化、深入化、實體化、抽象化。</text:p>
                  <text:list>
                    <text:list-item>
                      <text:p text:style-name="P228">推廣化<text:span text:style-name="T81"> </text:span><text:span text:style-name="T83">↔</text:span><text:span text:style-name="T82"> 排列組合化、修改增減化、</text:span><text:span text:style-name="T81">函數修改</text:span><text:span text:style-name="T82">化</text:span>。</text:p>
                      <text:list>
                        <text:list-item>
                          <text:p text:style-name="P54"><text:span text:style-name="T77">排列組合化 的 </text:span>明顯例子，愛的文明 的字詞 是 愛、的、文、明。</text:p>
                          <text:list>
                            <text:list-item>
                              <text:p text:style-name="P55">愛的文明 →（排列組合化）→ 文明的愛、文明愛的、愛文明的、愛文明、愛。</text:p>
                              <text:list>
                                <text:list-item>
                                  <text:p text:style-name="P56">明顯例子，哲學（再）對 文明的愛 推廣化、深入化、實體化、抽象化。</text:p>
                                </text:list-item>
                              </text:list>
                            </text:list-item>
                            <text:list-item>
                              <text:p text:style-name="P57">愛的文明 →（排列組合化）→ 愛的明文、明文的愛、明愛的文、明的愛文。</text:p>
                            </text:list-item>
                          </text:list>
                        </text:list-item>
                        <text:list-item>
                          <text:p text:style-name="P58">函數修改<text:span text:style-name="T77">化 的 </text:span>明顯例子<text:span text:style-name="T14">，</text:span><text:span text:style-name="T63">ax</text:span><text:span text:style-name="T2">2</text:span><text:span text:style-name="T63"> + bx + c </text:span>修改成 <text:span text:style-name="T63">ax</text:span><text:span text:style-name="T2">3</text:span><text:span text:style-name="T63"> + 5bx + c</text:span>。</text:p>
                        </text:list-item>
                        <text:list-item>
                          <text:p text:style-name="P58">明顯例子，變化化。</text:p>
                          <text:list>
                            <text:list-item>
                              <text:p text:style-name="P59">變化<text:span text:style-name="T77"> 是</text:span>（存在、變化 的<text:span text:style-name="T14">）</text:span>變化。</text:p>
                            </text:list-item>
                          </text:list>
                        </text:list-item>
                        <text:list-item>
                          <text:p text:style-name="P58">抽象例子，繁殖、突變、複製。</text:p>
                        </text:list-item>
                      </text:list>
                    </text:list-item>
                    <text:list-item>
                      <text:p text:style-name="P229">深入化<text:span text:style-name="T81"> </text:span><text:span text:style-name="T83">↔</text:span><text:span text:style-name="T82"> 定義化、</text:span><text:span text:style-name="T81">函數曲線</text:span><text:span text:style-name="T82">化、函數方程式化</text:span><text:span text:style-name="T77">。</text:span></text:p>
                      <text:list>
                        <text:list-item>
                          <text:p text:style-name="P60"><text:span text:style-name="T77">使用 不同角度、不同視角、不同情境 描述 字詞</text:span>。</text:p>
                        </text:list-item>
                        <text:list-item>
                          <text:p text:style-name="P60">明顯例子，本質化。</text:p>
                          <text:list>
                            <text:list-item>
                              <text:p text:style-name="P59">本質<text:span text:style-name="T77"> 是</text:span>（本質、現象 的<text:span text:style-name="T14">）</text:span>本質。</text:p>
                            </text:list-item>
                          </text:list>
                        </text:list-item>
                        <text:list-item>
                          <text:p text:style-name="P61">抽象例子，手電筒 使用 <text:span text:style-name="T77">不同 角度、位置、亮度、顏色、範圍 照射 某一特定個體</text:span>。</text:p>
                        </text:list-item>
                        <text:list-item>
                          <text:p text:style-name="P62">抽象例子，描述 不同 溫度、壓力、大小、動能、位能、電能 情況的<text:span text:style-name="T77"> 某一特定個體</text:span>。</text:p>
                        </text:list-item>
                        <text:list-item>
                          <text:p text:style-name="P62">抽象例子，遞迴、分形、拆解。</text:p>
                        </text:list-item>
                      </text:list>
                    </text:list-item>
                    <text:list-item>
                      <text:p text:style-name="P230">實體化<text:span text:style-name="T81"> </text:span><text:span text:style-name="T83">↔</text:span><text:span text:style-name="T82"> 物件化、日常生活化、修煉生活化、新知生活化、跨領域移植</text:span>。</text:p>
                      <text:list>
                        <text:list-item>
                          <text:p text:style-name="P63"><text:span text:style-name="T77">物件 是</text:span>（程式語言的<text:span text:style-name="T14">）</text:span><text:span text:style-name="T77">物件</text:span>。</text:p>
                        </text:list-item>
                        <text:list-item>
                          <text:p text:style-name="P64"><text:span text:style-name="T77">新知生活化 的 </text:span>明顯例子<text:span text:style-name="T14">，</text:span><text:span text:style-name="T77">新知 日常生活化、修煉生活化</text:span>。</text:p>
                          <text:list>
                            <text:list-item>
                              <text:p text:style-name="P65"><text:span text:style-name="T77">新知 的 </text:span>明顯例子<text:span text:style-name="T14">，</text:span><text:span text:style-name="T77">新的 知識</text:span>。</text:p>
                            </text:list-item>
                          </text:list>
                        </text:list-item>
                        <text:list-item>
                          <text:p text:style-name="P65">明顯例子，存在化。</text:p>
                          <text:list>
                            <text:list-item>
                              <text:p text:style-name="P59">存在<text:span text:style-name="T77"> 是</text:span>（存在、變化 的<text:span text:style-name="T14">）</text:span>存在。</text:p>
                            </text:list-item>
                            <text:list-item>
                              <text:p text:style-name="P66">存在<text:span text:style-name="T77"> 是</text:span>（存在、影子 的<text:span text:style-name="T14">）</text:span>存在。</text:p>
                            </text:list-item>
                          </text:list>
                        </text:list-item>
                        <text:list-item>
                          <text:p text:style-name="P65">抽象例子，（亞里斯多德 認定的）實現。</text:p>
                        </text:list-item>
                      </text:list>
                    </text:list-item>
                    <text:list-item>
                      <text:p text:style-name="P231">抽象化<text:span text:style-name="T81"> </text:span><text:span text:style-name="T83">↔</text:span><text:span text:style-name="T82"> 類別化、數學化、函數名稱化</text:span>。</text:p>
                      <text:list>
                        <text:list-item>
                          <text:p text:style-name="P67"><text:span text:style-name="T77">類別 是</text:span>（程式語言的<text:span text:style-name="T14">）</text:span><text:span text:style-name="T77">類別</text:span>。</text:p>
                        </text:list-item>
                        <text:list-item>
                          <text:p text:style-name="P68">明顯例子，現象化、影子化。</text:p>
                          <text:list>
                            <text:list-item>
                              <text:p text:style-name="P68">現象<text:span text:style-name="T77"> 是</text:span>（本質、現象 的<text:span text:style-name="T14">）</text:span>現象。</text:p>
                            </text:list-item>
                            <text:list-item>
                              <text:p text:style-name="P69">影子<text:span text:style-name="T77"> 是</text:span>（存在、影子 的<text:span text:style-name="T14">）</text:span>影子。</text:p>
                            </text:list-item>
                          </text:list>
                        </text:list-item>
                        <text:list-item>
                          <text:p text:style-name="P68">抽象例子，（亞里斯多德 認定的）潛能。</text:p>
                        </text:list-item>
                      </text:list>
                    </text:list-item>
                  </text:list>
                </text:list-item>
                <text:list-item>
                  <text:p text:style-name="P70">推廣化、深入化 有機率需要 提升、昇華 哲學。</text:p>
                  <text:list>
                    <text:list-item>
                      <text:p text:style-name="P71">推廣化、深入化 有機率出現 無限迴圈、無限繁殖 現象。</text:p>
                      <text:list>
                        <text:list-item>
                          <text:p text:style-name="P71">反制。</text:p>
                          <text:list>
                            <text:list-item>
                              <text:p text:style-name="P72">明顯例子，要 有節制的、有限次數的 排列組合<text:span text:style-name="T77">、修改增減、</text:span>函數曲線<text:span text:style-name="T77">化</text:span>。</text:p>
                            </text:list-item>
                            <text:list-item>
                              <text:p text:style-name="P71">明顯例子，<text:span text:style-name="T80">有限迴圈、有限繁殖。</text:span></text:p>
                            </text:list-item>
                            <text:list-item>
                              <text:p text:style-name="P67">抽象例子，（程式語言的<text:span text:style-name="T16">）</text:span><text:span text:style-name="T21">for迴</text:span><text:span text:style-name="T80">圈、有限次數的遞迴</text:span>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73">抽象例子，邊走邊（使用 手電筒）照亮。</text:p>
                    </text:list-item>
                    <text:list-item>
                      <text:p text:style-name="P74">抽象例子，手電筒 照亮的 廣度、角度 <text:span text:style-name="T74">↔</text:span><text:span text:style-name="T77"> </text:span>推廣化。</text:p>
                    </text:list-item>
                    <text:list-item>
                      <text:p text:style-name="P74">抽象例子，手電筒 照亮的 深度、長度 <text:span text:style-name="T74">↔</text:span><text:span text:style-name="T77"> </text:span>深入化。</text:p>
                      <text:list>
                        <text:list-item>
                          <text:p text:style-name="P75">手電筒 照亮的 範圍 不是 無限。</text:p>
                        </text:list-item>
                        <text:list-item>
                          <text:p text:style-name="P75">手電筒 照亮的 範圍 是 有限。</text:p>
                          <text:list>
                            <text:list-item>
                              <text:p text:style-name="P76">範圍 <text:span text:style-name="T74">↔</text:span><text:span text:style-name="T77"> </text:span>廣度、角度、深度、長度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77">實體化 有機率有 實際用途。</text:p>
                  <text:list>
                    <text:list-item>
                      <text:p text:style-name="P78">抽象例子，手電筒 照亮的 物體 <text:span text:style-name="T74">↔</text:span><text:span text:style-name="T77"> </text:span>實體化。</text:p>
                    </text:list-item>
                    <text:list-item>
                      <text:p text:style-name="P79"><text:span text:style-name="T77">日常生活化、新知生活化、跨領域移植 有機率不需要 </text:span>節制、自我限縮。</text:p>
                    </text:list-item>
                    <text:list-item>
                      <text:p text:style-name="P79"><text:span text:style-name="T77">日常生活化、新知生活化、跨領域移植 有機率需要 多多益善、持續不斷的提升和昇華</text:span>。</text:p>
                    </text:list-item>
                  </text:list>
                </text:list-item>
                <text:list-item>
                  <text:p text:style-name="P77">抽象化 有機率 方便、快速、電腦化 遞迴、拓展、推廣化、深入化、實體化、（再）抽象化。</text:p>
                  <text:list>
                    <text:list-item>
                      <text:p text:style-name="P80">抽象例子，手電筒 照亮（物體）的 影子 <text:span text:style-name="T74">↔</text:span><text:span text:style-name="T77"> </text:span>抽象化。</text:p>
                    </text:list-item>
                  </text:list>
                </text:list-item>
                <text:list-item>
                  <text:p text:style-name="P81">抽象描述，哲學 對 字詞 推廣化、深入化、實體化、抽象化。</text:p>
                  <text:list>
                    <text:list-item>
                      <text:p text:style-name="P81">推廣化、深入化 <text:span text:style-name="T74">↔</text:span><text:span text:style-name="T77"> </text:span><text:span text:style-name="T54">n</text:span><text:span text:style-name="T86">維坐標系的 第</text:span><text:span text:style-name="T52">1</text:span><text:span text:style-name="T77">維、第</text:span><text:span text:style-name="T53">2</text:span><text:span text:style-name="T77">維</text:span>。</text:p>
                      <text:list>
                        <text:list-item>
                          <text:p text:style-name="P82">擴充化 <text:span text:style-name="T74">↔</text:span><text:span text:style-name="T77"> </text:span><text:span text:style-name="T54">n</text:span><text:span text:style-name="T86">維坐標系的 第</text:span><text:span text:style-name="T64">i</text:span><text:span text:style-name="T86">維</text:span>。</text:p>
                          <text:list>
                            <text:list-item>
                              <text:p text:style-name="P83"><text:span text:style-name="T64">n </text:span><text:span text:style-name="T58">≥</text:span><text:span text:style-name="T64"> i </text:span><text:span text:style-name="T58">≥</text:span><text:span text:style-name="T64"> 1</text:span>。</text:p>
                            </text:list-item>
                          </text:list>
                        </text:list-item>
                        <text:list-item>
                          <text:p text:style-name="P84">維度型擴充 <text:span text:style-name="T74">↔</text:span><text:span text:style-name="T77"> 從 </text:span><text:span text:style-name="T54">n</text:span><text:span text:style-name="T86">維坐標系的 變成</text:span><text:span text:style-name="T61"> </text:span><text:span text:style-name="T62">m</text:span><text:span text:style-name="T86">維坐標系</text:span>。</text:p>
                          <text:list>
                            <text:list-item>
                              <text:p text:style-name="P200"><text:span text:style-name="T14">m &gt; n</text:span>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1">實體化 <text:span text:style-name="T74">↔</text:span><text:span text:style-name="T77"> 函數（代入）數值</text:span>化。</text:p>
                    </text:list-item>
                    <text:list-item>
                      <text:p text:style-name="P81">抽象化 <text:span text:style-name="T74">↔</text:span><text:span text:style-name="T77"> 函數名稱化</text:span>。</text:p>
                    </text:list-item>
                  </text:list>
                </text:list-item>
              </text:list>
            </text:list-item>
            <text:list-item>
              <text:p text:style-name="P201">哲學數學化。</text:p>
              <text:list>
                <text:list-item>
                  <text:p text:style-name="P85">明顯例子。</text:p>
                  <text:list>
                    <text:list-item>
                      <text:p text:style-name="P232">哲學<text:span text:style-name="T81"> 哲學</text:span><text:span text:style-name="T77">數學化</text:span>。</text:p>
                      <text:list>
                        <text:list-item>
                          <text:p text:style-name="P85">抽象化。</text:p>
                        </text:list-item>
                        <text:list-item>
                          <text:p text:style-name="P85">哲學數學化的 過程、結果。</text:p>
                          <text:list>
                            <text:list-item>
                              <text:p text:style-name="P85">有機率不是 明確的數值、某一特定數值。</text:p>
                              <text:list>
                                <text:list-item>
                                  <text:p text:style-name="P85">明顯例子，有機率不是<text:span text:style-name="T16"> </text:span><text:span text:style-name="T45">1、1~10000、（</text:span><text:span text:style-name="T47">1+10000</text:span><text:span text:style-name="T45">）</text:span><text:span text:style-name="T114">。</text:span></text:p>
                                </text:list-item>
                              </text:list>
                            </text:list-item>
                            <text:list-item>
                              <text:p text:style-name="P85">有機率是 代數、（方程式的）符號、概率值、大概值、模糊不清的值、加減乘除。</text:p>
                              <text:list>
                                <text:list-item>
                                  <text:p text:style-name="P85">明顯例子<text:span text:style-name="T16">，有機率是 </text:span><text:span text:style-name="T44">x、f(x)、（</text:span><text:span text:style-name="T46">ax</text:span><text:span text:style-name="T3">2</text:span><text:span text:style-name="T46">+bx+c</text:span><text:span text:style-name="T44">）</text:span><text:span text:style-name="T113">。</text:span>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85">哲學 直接翻譯成 數學。</text:p>
                          <text:list>
                            <text:list-item>
                              <text:p text:style-name="P232">有機率<text:span text:style-name="T81">（更多的）</text:span>失真。</text:p>
                            </text:list-item>
                            <text:list-item>
                              <text:p text:style-name="P85">明顯例子，程式語言。</text:p>
                              <text:list>
                                <text:list-item>
                                  <text:p text:style-name="P86"><text:span text:style-name="T48">VB →（直接 修改、翻譯 語法、指令、程式碼，C語言化</text:span><text:span text:style-name="T49">）</text:span><text:span text:style-name="T48">→ C語言</text:span>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5">使用 數學工具、數學公式、數學模型 發展（哲學<text:span text:style-name="T77">數學化 之後的</text:span>）哲學。</text:p>
                      <text:list>
                        <text:list-item>
                          <text:p text:style-name="P85">推廣化、深入化。</text:p>
                        </text:list-item>
                      </text:list>
                    </text:list-item>
                    <text:list-item>
                      <text:p text:style-name="P85">（哲學<text:span text:style-name="T77">數學化 之後的</text:span>）哲學 <text:span text:style-name="T77">數學</text:span>哲學<text:span text:style-name="T77">化、數學物理化、日常生活化</text:span>。</text:p>
                      <text:list>
                        <text:list-item>
                          <text:p text:style-name="P85">實體化。</text:p>
                        </text:list-item>
                        <text:list-item>
                          <text:p text:style-name="P232">有機率<text:span text:style-name="T81"> 失真、</text:span>得出奇怪的結果。</text:p>
                          <text:list>
                            <text:list-item>
                              <text:p text:style-name="P85">得出奇怪的結果 <text:span text:style-name="T75">↔</text:span><text:span text:style-name="T92"> </text:span>哲學災難。</text:p>
                              <text:list>
                                <text:list-item>
                                  <text:p text:style-name="P87">抽象例子，紫外災難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87">明顯例子。</text:p>
                  <text:list>
                    <text:list-item>
                      <text:p text:style-name="P87">已知，哲學、數學 基於、根基是 邏輯學。</text:p>
                      <text:list>
                        <text:list-item>
                          <text:p text:style-name="P87">哲學、數學 擁有（部分）相同的 邏輯。</text:p>
                        </text:list-item>
                        <text:list-item>
                          <text:p text:style-name="P87">抽象例子，邏輯學 是 哲學、數學 的 公倍數。</text:p>
                        </text:list-item>
                        <text:list-item>
                          <text:p text:style-name="P87">抽象例子，假定 <text:span text:style-name="T16">邏輯學</text:span><text:span text:style-name="T42">=</text:span><text:span text:style-name="T43">210</text:span><text:span text:style-name="T16"> 是 哲學=</text:span><text:span text:style-name="T42">15</text:span><text:span text:style-name="T16">、數學</text:span><text:span text:style-name="T42">=21，</text:span>相同的 邏輯 =<text:span text:style-name="T42"> 3</text:span>。</text:p>
                        </text:list-item>
                        <text:list-item>
                          <text:p text:style-name="P87">明顯例子，哲學 → <text:span text:style-name="T65">(</text:span>哲學、數學 的共同語言化<text:span text:style-name="T65">) </text:span><text:span text:style-name="T14">→</text:span><text:span text:style-name="T111"> 共同語言 </text:span><text:span text:style-name="T112">→</text:span><text:span text:style-name="T111"> </text:span><text:span text:style-name="T65">(</text:span><text:span text:style-name="T111">數學化</text:span><text:span text:style-name="T65">) → </text:span><text:span text:style-name="T111">數學</text:span>。</text:p>
                          <text:list>
                            <text:list-item>
                              <text:p text:style-name="P87">明顯例子，程式語<text:span text:style-name="T16">言。</text:span></text:p>
                              <text:list>
                                <text:list-item>
                                  <text:p text:style-name="P87"><text:span text:style-name="T48">VB →（編譯）→ 組合語言、機械碼 →</text:span><text:span text:style-name="T49">（</text:span><text:span text:style-name="T48">反編譯</text:span><text:span text:style-name="T49"> </text:span><text:span text:style-name="T48">C語言化</text:span><text:span text:style-name="T49">）</text:span><text:span text:style-name="T48">→ C語言</text:span><text:span text:style-name="T115">。</text:span></text:p>
                                </text:list-item>
                                <text:list-item>
                                  <text:p text:style-name="P87">有機率 等效、映射、遺失、改變含意、沒有相對應的指令。</text:p>
                                </text:list-item>
                                <text:list-item>
                                  <text:p text:style-name="P87">原因<text:span text:style-name="T16">很明顯，VB、C語言 的 </text:span>指令集 不相同、沒有一模一樣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7">哲學 → <text:span text:style-name="T65">(</text:span>哲學邏輯學化<text:span text:style-name="T65">) </text:span><text:span text:style-name="T14">→</text:span><text:span text:style-name="T111"> 哲學型邏輯學 </text:span><text:span text:style-name="T112">→</text:span><text:span text:style-name="T111"> </text:span><text:span text:style-name="T65">(</text:span><text:span text:style-name="T111">邏輯學數學化</text:span><text:span text:style-name="T65">) →</text:span><text:span text:style-name="T111"> 邏輯學型數學</text:span>。</text:p>
                      <text:list>
                        <text:list-item>
                          <text:p text:style-name="P87">有機率 失真。</text:p>
                        </text:list-item>
                        <text:list-item>
                          <text:p text:style-name="P87"><text:span text:style-name="T111">邏輯學數學化</text:span>的 過程、結果。</text:p>
                          <text:list>
                            <text:list-item>
                              <text:p text:style-name="P87">有機率不是 明確的數值、某一特定數值、加減乘除。</text:p>
                              <text:list>
                                <text:list-item>
                                  <text:p text:style-name="P87">明顯例子，有機率不是<text:span text:style-name="T16"> </text:span><text:span text:style-name="T45">1、1~10000、（</text:span><text:span text:style-name="T47">1+10000</text:span><text:span text:style-name="T45">）</text:span><text:span text:style-name="T114">。</text:span></text:p>
                                </text:list-item>
                                <text:list-item>
                                  <text:p text:style-name="P88">明顯例子<text:span text:style-name="T16">，有機率是 </text:span><text:span text:style-name="T44">x、f(x)、（</text:span><text:span text:style-name="T46">ax</text:span><text:span text:style-name="T3">2</text:span><text:span text:style-name="T46">+bx+c</text:span><text:span text:style-name="T44">）</text:span><text:span text:style-name="T113">。</text:span></text:p>
                                </text:list-item>
                              </text:list>
                            </text:list-item>
                            <text:list-item>
                              <text:p text:style-name="P87">有機率是 代數、（方程式的）符號、概率值、大概值、模糊不清的值、邏輯運算。</text:p>
                              <text:list>
                                <text:list-item>
                                  <text:p text:style-name="P87"><text:span text:style-name="T16">邏輯運算 的 明顯例子，AND運算、OR運算、NOT</text:span>運算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7">使用 數學工具、數學公式、數學模型 計算 <text:span text:style-name="T111">邏輯學</text:span>型<text:span text:style-name="T79">數學</text:span>。</text:p>
                      <text:list>
                        <text:list-item>
                          <text:p text:style-name="P87">推廣化、深入化。</text:p>
                        </text:list-item>
                      </text:list>
                    </text:list-item>
                    <text:list-item>
                      <text:p text:style-name="P87"><text:span text:style-name="T111">邏輯學</text:span>型<text:span text:style-name="T79">數學 </text:span><text:span text:style-name="T112">→</text:span><text:span text:style-name="T111"> </text:span><text:span text:style-name="T65">(</text:span><text:span text:style-name="T111">數學邏輯學化</text:span><text:span text:style-name="T65">) →</text:span><text:span text:style-name="T111"> 數學</text:span>型<text:span text:style-name="T79">邏輯學</text:span> → <text:span text:style-name="T65">(</text:span>邏輯學哲學化<text:span text:style-name="T65">) </text:span><text:span text:style-name="T14">→</text:span><text:span text:style-name="T111"> </text:span>哲學。</text:p>
                    </text:list-item>
                    <text:list-item>
                      <text:p text:style-name="P87"><text:span text:style-name="T111">邏輯學</text:span>型<text:span text:style-name="T79">數學</text:span> <text:span text:style-name="T112">→</text:span> <text:span text:style-name="T65">(</text:span><text:span text:style-name="T77">數學物理化</text:span><text:span text:style-name="T65">)</text:span><text:span text:style-name="T77">、</text:span><text:span text:style-name="T65">(</text:span><text:span text:style-name="T77">日常生活化</text:span><text:span text:style-name="T65">)</text:span>。</text:p>
                      <text:list>
                        <text:list-item>
                          <text:p text:style-name="P87">實體化。</text:p>
                        </text:list-item>
                        <text:list-item>
                          <text:p text:style-name="P87">有機率 失真、得出奇怪的結果。</text:p>
                          <text:list>
                            <text:list-item>
                              <text:p text:style-name="P87">得出奇怪的結果 <text:span text:style-name="T75">↔</text:span><text:span text:style-name="T92"> </text:span>哲學災難。</text:p>
                              <text:list>
                                <text:list-item>
                                  <text:p text:style-name="P87">抽象例子，紫外災難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85">抽象例子。</text:p>
                  <text:list>
                    <text:list-item>
                      <text:p text:style-name="P85">哲學 →<text:span text:style-name="T78">（</text:span>哲學<text:span text:style-name="T77">數學化</text:span><text:span text:style-name="T51">）</text:span>→ 哲學型<text:span text:style-name="T79">數學</text:span>。</text:p>
                    </text:list-item>
                    <text:list-item>
                      <text:p text:style-name="P85">使用 數學工具、數學公式、數學模型 計算 哲學型<text:span text:style-name="T79">數學</text:span>。</text:p>
                    </text:list-item>
                    <text:list-item>
                      <text:p text:style-name="P85">哲學型<text:span text:style-name="T79">數學 </text:span>→<text:span text:style-name="T78">（數學</text:span>哲學<text:span text:style-name="T77">化</text:span><text:span text:style-name="T51">）</text:span>→ 哲學。</text:p>
                    </text:list-item>
                  </text:list>
                </text:list-item>
                <text:list-item>
                  <text:p text:style-name="P85">抽象例子。</text:p>
                  <text:list>
                    <text:list-item>
                      <text:p text:style-name="P85"><text:span text:style-name="T51">時域</text:span><text:span text:style-name="T77">方程式 </text:span>→<text:span text:style-name="T78">（</text:span><text:span text:style-name="T51">傅立葉轉換）</text:span>→ <text:span text:style-name="T51">頻域</text:span><text:span text:style-name="T77">方程式</text:span>。</text:p>
                    </text:list-item>
                    <text:list-item>
                      <text:p text:style-name="P85">使用 積分 計算 <text:span text:style-name="T51">頻域</text:span><text:span text:style-name="T77">方程式</text:span>。</text:p>
                    </text:list-item>
                    <text:list-item>
                      <text:p text:style-name="P85"><text:span text:style-name="T51">頻域</text:span><text:span text:style-name="T78">方程式 </text:span>→<text:span text:style-name="T78">（</text:span>反<text:span text:style-name="T51">傅立葉轉換）</text:span>→ <text:span text:style-name="T51">時域</text:span><text:span text:style-name="T77">方程式</text:span>。</text:p>
                    </text:list-item>
                  </text:list>
                </text:list-item>
              </text:list>
            </text:list-item>
            <text:list-item>
              <text:p text:style-name="P202">哲學家。</text:p>
              <text:list>
                <text:list-item>
                  <text:p text:style-name="P203">哲學家（通常）主要 思考、批判（感測到的）當下的 時空背景。</text:p>
                  <text:list>
                    <text:list-item>
                      <text:p text:style-name="P204">時空背景 的 明顯例子，思想、言論、風氣、習俗、宗教、科技、社會、文化、文明。</text:p>
                    </text:list-item>
                  </text:list>
                </text:list-item>
                <text:list-item>
                  <text:p text:style-name="P205">哲學家（通常）次要 思考、批判（傳承到的）過去的 時空背景。</text:p>
                </text:list-item>
                <text:list-item>
                  <text:p text:style-name="P205">哲學家（通常）再次要 思考、批判（假想到的）未來的 時空背景。</text:p>
                </text:list-item>
              </text:list>
            </text:list-item>
          </text:list>
        </text:list-item>
        <text:list-item>
          <text:p text:style-name="P81"><text:bookmark-start text:name="最短距離"/>最短距離<text:bookmark-end text:name="最短距離"/></text:p>
          <text:list>
            <text:list-item>
              <text:p text:style-name="P81">明顯例子。</text:p>
              <text:list>
                <text:list-item>
                  <text:p text:style-name="P89">（沒有意識 的）光 不會走 全域型最短距離。</text:p>
                </text:list-item>
                <text:list-item>
                  <text:p text:style-name="P81">（沒有意識 的）光 會走 區域型最短距離。</text:p>
                </text:list-item>
                <text:list-item>
                  <text:p text:style-name="P81">明顯例子，假定，某一特定個體 在 某一特定傾斜面 上面。</text:p>
                  <text:list>
                    <text:list-item>
                      <text:p text:style-name="P81">假定，以 該傾斜面的 中心 為 座標系零點。</text:p>
                    </text:list-item>
                    <text:list-item>
                      <text:p text:style-name="P90"><text:span text:style-name="T24">假定，在 </text:span><text:span text:style-name="T16">XY平面的 </text:span><text:span text:style-name="T96">θ</text:span><text:span text:style-name="T26">度</text:span><text:span text:style-name="T96">，傾斜面的（XZ平面）傾斜角度 是（-θ）度</text:span>。</text:p>
                      <text:list>
                        <text:list-item>
                          <text:p text:style-name="P91"><text:span text:style-name="T98">90 </text:span><text:span text:style-name="T107">≥</text:span><text:span text:style-name="T98"> </text:span><text:span text:style-name="T96">θ </text:span><text:span text:style-name="T107">≥</text:span><text:span text:style-name="T98"> 0</text:span>。</text:p>
                        </text:list-item>
                        <text:list-item>
                          <text:p text:style-name="P90">明顯例子，<text:span text:style-name="T24">在 </text:span><text:span text:style-name="T16">XY平面的</text:span> <text:span text:style-name="T55">0</text:span><text:span text:style-name="T96">度，傾斜面的（XZ平面）傾斜角度 是 </text:span><text:span text:style-name="T97">0</text:span><text:span text:style-name="T96">度、水平面</text:span>。</text:p>
                        </text:list-item>
                      </text:list>
                    </text:list-item>
                    <text:list-item>
                      <text:p text:style-name="P92"><text:span text:style-name="T24">假定，在 </text:span><text:span text:style-name="T16">XY平面的 </text:span><text:span text:style-name="T96">θ</text:span><text:span text:style-name="T26">度</text:span><text:span text:style-name="T96">，傾斜面的（XZ平面）傾斜角度 是 </text:span><text:span text:style-name="T97">0</text:span><text:span text:style-name="T96">度</text:span>。</text:p>
                      <text:list>
                        <text:list-item>
                          <text:p text:style-name="P206"><text:span text:style-name="T14">360 &gt; </text:span><text:span text:style-name="T56">θ </text:span><text:span text:style-name="T57">&gt;</text:span><text:span text:style-name="T98"> </text:span><text:span text:style-name="T95">90</text:span>。</text:p>
                        </text:list-item>
                        <text:list-item>
                          <text:p text:style-name="P93">假定，該個體 從<text:span text:style-name="T16">（XY平面 的）</text:span><text:span text:style-name="T27">90</text:span><text:span text:style-name="T105">度（附近）往下滑</text:span>。</text:p>
                          <text:list>
                            <text:list-item>
                              <text:p text:style-name="P94">該個體 走 區域型最短路徑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95"><text:span text:style-name="T24">假定，</text:span><text:span text:style-name="T25">該傾斜面的 高度 是 10000公尺</text:span>。</text:p>
                      <text:list>
                        <text:list-item>
                          <text:p text:style-name="P96">假定，<text:span text:style-name="T28">100</text:span><text:span text:style-name="T106">公</text:span><text:span text:style-name="T25">尺(以下)</text:span><text:span text:style-name="T24">，在 </text:span><text:span text:style-name="T16">XY平面的 </text:span><text:span text:style-name="T96">θ</text:span><text:span text:style-name="T26">度</text:span><text:span text:style-name="T96">，傾斜面的</text:span><text:span text:style-name="T25">(</text:span><text:span text:style-name="T96">XZ平面</text:span><text:span text:style-name="T25">)</text:span><text:span text:style-name="T96">傾斜角度 是 -</text:span><text:span text:style-name="T99">90</text:span><text:span text:style-name="T96">度</text:span>。</text:p>
                          <text:list>
                            <text:list-item>
                              <text:p text:style-name="P97"><text:span text:style-name="T100">30</text:span><text:span text:style-name="T98"> </text:span><text:span text:style-name="T107">≥</text:span><text:span text:style-name="T98"> </text:span><text:span text:style-name="T96">θ </text:span><text:span text:style-name="T107">≥</text:span><text:span text:style-name="T98"> 0</text:span>。</text:p>
                            </text:list-item>
                          </text:list>
                        </text:list-item>
                        <text:list-item>
                          <text:p text:style-name="P96">假定，<text:span text:style-name="T28">100</text:span><text:span text:style-name="T106">公</text:span><text:span text:style-name="T25">尺(以下)</text:span><text:span text:style-name="T24">，在 </text:span><text:span text:style-name="T16">XY平面的 </text:span><text:span text:style-name="T96">θ</text:span><text:span text:style-name="T26">度</text:span><text:span text:style-name="T96">，傾斜面的</text:span><text:span text:style-name="T25">(</text:span><text:span text:style-name="T96">XZ平面</text:span><text:span text:style-name="T25">)</text:span><text:span text:style-name="T96">傾斜角度 是 </text:span><text:span text:style-name="T101">10</text:span><text:span text:style-name="T96">度</text:span>。</text:p>
                          <text:list>
                            <text:list-item>
                              <text:p text:style-name="P98"><text:span text:style-name="T100">60</text:span><text:span text:style-name="T98"> </text:span><text:span text:style-name="T107">≥</text:span><text:span text:style-name="T98"> </text:span><text:span text:style-name="T96">θ </text:span><text:span text:style-name="T107">&gt;</text:span><text:span text:style-name="T98"> </text:span><text:span text:style-name="T100">3</text:span><text:span text:style-name="T98">0</text:span>。</text:p>
                            </text:list-item>
                          </text:list>
                        </text:list-item>
                        <text:list-item>
                          <text:p text:style-name="P96">假定，<text:span text:style-name="T28">100</text:span><text:span text:style-name="T106">公</text:span><text:span text:style-name="T25">尺(以下)</text:span><text:span text:style-name="T24">，在 </text:span><text:span text:style-name="T16">XY平面的 </text:span><text:span text:style-name="T96">θ</text:span><text:span text:style-name="T26">度</text:span><text:span text:style-name="T96">，傾斜面的</text:span><text:span text:style-name="T25">(</text:span><text:span text:style-name="T96">XZ平面</text:span><text:span text:style-name="T25">)</text:span><text:span text:style-name="T96">傾斜角度 是 -</text:span><text:span text:style-name="T104">2</text:span><text:span text:style-name="T101">0</text:span><text:span text:style-name="T96">度</text:span>。</text:p>
                          <text:list>
                            <text:list-item>
                              <text:p text:style-name="P98"><text:span text:style-name="T102">75</text:span><text:span text:style-name="T98"> </text:span><text:span text:style-name="T107">≥</text:span><text:span text:style-name="T98"> </text:span><text:span text:style-name="T96">θ </text:span><text:span text:style-name="T107">&gt;</text:span><text:span text:style-name="T98"> </text:span><text:span text:style-name="T103">60</text:span>。</text:p>
                            </text:list-item>
                          </text:list>
                        </text:list-item>
                        <text:list-item>
                          <text:p text:style-name="P99"><text:span text:style-name="T24">假定，在 </text:span><text:span text:style-name="T16">XY平面的 </text:span><text:span text:style-name="T96">θ</text:span><text:span text:style-name="T26">度</text:span><text:span text:style-name="T96">，傾斜面的（XZ平面）傾斜角度 是 -</text:span><text:span text:style-name="T101">10</text:span><text:span text:style-name="T96">度</text:span>。</text:p>
                          <text:list>
                            <text:list-item>
                              <text:p text:style-name="P207"><text:span text:style-name="T14">360 &gt; </text:span><text:span text:style-name="T56">θ </text:span><text:span text:style-name="T107">&gt;</text:span><text:span text:style-name="T98"> </text:span><text:span text:style-name="T102">75</text:span>。</text:p>
                            </text:list-item>
                          </text:list>
                        </text:list-item>
                        <text:list-item>
                          <text:p text:style-name="P100">假定，在 <text:span text:style-name="T25">高度 是 10000公尺，</text:span>該個體 從<text:span text:style-name="T16">（XY平面 的）</text:span><text:span text:style-name="T27">90</text:span><text:span text:style-name="T105">度（附近）往下滑</text:span>。</text:p>
                          <text:list>
                            <text:list-item>
                              <text:p text:style-name="P101">假定，在 <text:span text:style-name="T25">高度 </text:span><text:span text:style-name="T28">100</text:span><text:span text:style-name="T25">公尺（以下），</text:span>該個體 從<text:span text:style-name="T16">（XY平面 的）</text:span><text:span text:style-name="T31">9</text:span><text:span text:style-name="T29">0度 移動到 </text:span><text:span text:style-name="T32">75</text:span><text:span text:style-name="T105">度</text:span>。</text:p>
                            </text:list-item>
                            <text:list-item>
                              <text:p text:style-name="P102">假定，在 <text:span text:style-name="T25">高度 </text:span><text:span text:style-name="T28">100</text:span><text:span text:style-name="T25">公尺（以下），</text:span>該個體 從<text:span text:style-name="T16">（XY平面 的）</text:span><text:span text:style-name="T33">75</text:span><text:span text:style-name="T29">度~</text:span><text:span text:style-name="T33">6</text:span><text:span text:style-name="T30">0</text:span><text:span text:style-name="T105">度 往下滑</text:span>。</text:p>
                              <text:list>
                                <text:list-item>
                                  <text:p text:style-name="P103">該個體 走 區域型最短路徑。</text:p>
                                </text:list-item>
                                <text:list-item>
                                  <text:p text:style-name="P104">明顯例子，沒有意識的、本能和傳承還不夠高的 光 <text:span text:style-name="T76">↔</text:span> 該個體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05">假定，在 <text:span text:style-name="T25">高度 是 10000公尺，</text:span>該個體 從<text:span text:style-name="T16">（XY平面 的）</text:span><text:span text:style-name="T27">90</text:span><text:span text:style-name="T105">度（附近）往下滑</text:span>。</text:p>
                          <text:list>
                            <text:list-item>
                              <text:p text:style-name="P106">假定，在 <text:span text:style-name="T25">高度 </text:span><text:span text:style-name="T28">100</text:span><text:span text:style-name="T25">公尺（以上），</text:span>該個體 從<text:span text:style-name="T16">（XY平面 的）</text:span><text:span text:style-name="T31">9</text:span><text:span text:style-name="T29">0度 移動到 </text:span><text:span text:style-name="T30">30</text:span><text:span text:style-name="T105">度</text:span>。</text:p>
                            </text:list-item>
                            <text:list-item>
                              <text:p text:style-name="P106">假定，在 <text:span text:style-name="T25">高度 </text:span><text:span text:style-name="T28">100</text:span><text:span text:style-name="T25">公尺（以下），</text:span>該個體 從<text:span text:style-name="T16">（XY平面 的）</text:span><text:span text:style-name="T29">0度~</text:span><text:span text:style-name="T30">30</text:span><text:span text:style-name="T105">度 往下滑</text:span>。</text:p>
                              <text:list>
                                <text:list-item>
                                  <text:p text:style-name="P107">該個體 走 全域型最短路徑。</text:p>
                                </text:list-item>
                                <text:list-item>
                                  <text:p text:style-name="P108">明顯例子，有意識的、本能和傳承足夠高的 光 <text:span text:style-name="T76">↔</text:span> 該個體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81">明顯例子，假定，某一特定個體 玩 溜滑梯。</text:p>
                  <text:list>
                    <text:list-item>
                      <text:p text:style-name="P81">假定，有<text:span text:style-name="T16"> </text:span><text:span text:style-name="T22">10000個</text:span><text:span text:style-name="T93"> 溜滑梯 可以選擇。</text:span></text:p>
                    </text:list-item>
                    <text:list-item>
                      <text:p text:style-name="P81">假定，每一個 流滑梯的 入口的 高度 都在<text:span text:style-name="T16"> </text:span><text:span text:style-name="T23">10000</text:span><text:span text:style-name="T94">公尺。</text:span></text:p>
                    </text:list-item>
                    <text:list-item>
                      <text:p text:style-name="P81">假定，每一個 溜滑梯的 出口 都在<text:span text:style-name="T16"> </text:span><text:span text:style-name="T23">0公尺</text:span><text:span text:style-name="T94">、地平面</text:span>。</text:p>
                    </text:list-item>
                    <text:list-item>
                      <text:p text:style-name="P81">假定，每一個 溜滑梯 都是 連續、沒有斷裂。</text:p>
                    </text:list-item>
                    <text:list-item>
                      <text:p text:style-name="P81">假定，該個體 只看得到（每一個 溜滑梯的）入口的 傾斜度。</text:p>
                      <text:list>
                        <text:list-item>
                          <text:p text:style-name="P81">假定，該個體 選擇 入口（的）傾斜度 最高的 溜滑梯。</text:p>
                          <text:list>
                            <text:list-item>
                              <text:p text:style-name="P81">該個體 走 區域型最短路徑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1">假定，該個體 看得到（每一個 溜滑梯的）路徑長。</text:p>
                      <text:list>
                        <text:list-item>
                          <text:p text:style-name="P81">假定，該個體 選擇 路徑長 最短的 溜滑梯。</text:p>
                          <text:list>
                            <text:list-item>
                              <text:p text:style-name="P81">該個體 走 全域型最短路徑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233"><text:bookmark-start text:name="平衡"/>平衡<text:bookmark-end text:name="平衡"/></text:p>
          <text:list>
            <text:list-item>
              <text:p text:style-name="P81">明顯例子，力平衡。</text:p>
              <text:list>
                <text:list-item>
                  <text:p text:style-name="P109">平衡、尺度。</text:p>
                  <text:list>
                    <text:list-item>
                      <text:p text:style-name="P234"><text:span text:style-name="T81">力平衡，力 在 </text:span>古典尺度<text:span text:style-name="T81">、宏觀尺度 靜力平衡、</text:span>靜止<text:span text:style-name="T81">狀態</text:span>。</text:p>
                    </text:list-item>
                    <text:list-item>
                      <text:p text:style-name="P233"><text:span text:style-name="T81">力平衡，力 在 </text:span>微觀尺度<text:span text:style-name="T81"> 運動、</text:span>交互作用。</text:p>
                      <text:list>
                        <text:list-item>
                          <text:p text:style-name="P81">運動 的 明顯例子，震動、移動、旋轉。</text:p>
                        </text:list-item>
                        <text:list-item>
                          <text:p text:style-name="P81">交互作用 的 明顯例子，兩個個體 互相 接觸、碰撞、彈射、傳遞能量、傳遞宗量。</text:p>
                        </text:list-item>
                      </text:list>
                    </text:list-item>
                    <text:list-item>
                      <text:p text:style-name="P81">明顯例子，假定，石頭 靜止不動。</text:p>
                      <text:list>
                        <text:list-item>
                          <text:p text:style-name="P81">石頭（仍然）擁有 力個體。</text:p>
                        </text:list-item>
                        <text:list-item>
                          <text:p text:style-name="P81">石頭 蘊含的 力（仍然）在 運動、交互作用。</text:p>
                        </text:list-item>
                      </text:list>
                    </text:list-item>
                  </text:list>
                </text:list-item>
                <text:list-item>
                  <text:p text:style-name="P110">力平衡。</text:p>
                  <text:list>
                    <text:list-item>
                      <text:p text:style-name="P111">力平衡 <text:span text:style-name="T72">↔</text:span><text:span text:style-name="T108"> 宇宙恆定論、宇宙靜止不動論</text:span>。</text:p>
                    </text:list-item>
                    <text:list-item>
                      <text:p text:style-name="P112">力不平衡 <text:span text:style-name="T72">↔</text:span><text:span text:style-name="T108"> 宇宙膨脹論、宇宙收縮論</text:span>。</text:p>
                    </text:list-item>
                    <text:list-item>
                      <text:p text:style-name="P113">力 有機率 平衡、不平衡 <text:span text:style-name="T72">↔</text:span><text:span text:style-name="T108"> 宇宙個體論、個體宇宙觀</text:span>。</text:p>
                      <text:list>
                        <text:list-item>
                          <text:p text:style-name="P221">（<text:span text:style-name="T108">個體宇宙觀 的 相關描述在 </text:span><text:span text:style-name="T89">新生之書</text:span><text:span text:style-name="T108">的 </text:span><text:span text:style-name="T89">_</text:span><text:span text:style-name="T108"> 文件群的 </text:span><text:span text:style-name="T89">宇宙觀</text:span>）</text:p>
                        </text:list-item>
                        <text:list-item>
                          <text:p text:style-name="P114">明顯例子，石頭 有機率 靜止不動、等速運動、變速運動、慢速運動、高速運動。</text:p>
                          <text:list>
                            <text:list-item>
                              <text:p text:style-name="P114">力 有機率 離開 石頭，進入 動物、植物、靜物。</text:p>
                            </text:list-item>
                            <text:list-item>
                              <text:p text:style-name="P114">動物、植物、靜物 有機率蘊含 力。</text:p>
                              <text:list>
                                <text:list-item>
                                  <text:p text:style-name="P115">動物、植物、靜物 <text:span text:style-name="T72">↔</text:span><text:span text:style-name="T108"> </text:span><text:span text:style-name="T14">&lt;?</text:span><text:span text:style-name="T60">a</text:span><text:span text:style-name="T59">&gt;</text:span>。</text:p>
                                </text:list-item>
                                <text:list-item>
                                  <text:p text:style-name="P115">力 <text:span text:style-name="T72">↔</text:span><text:span text:style-name="T108"> </text:span><text:span text:style-name="T14">&lt;?</text:span><text:span text:style-name="T60">b</text:span><text:span text:style-name="T59">&gt;</text:span><text:span text:style-name="T109">個體。</text:span></text:p>
                                  <text:list>
                                    <text:list-item>
                                      <text:p text:style-name="P208"><text:span text:style-name="T14">n </text:span><text:span text:style-name="T57">≥</text:span><text:span text:style-name="T14"> a </text:span><text:span text:style-name="T57">&gt; b</text:span><text:span text:style-name="T14"> </text:span><text:span text:style-name="T57">≥</text:span><text:span text:style-name="T14"> u</text:span>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16"><text:span text:style-name="T14">假定，&lt;?</text:span><text:span text:style-name="T60">a</text:span><text:span text:style-name="T59">&gt;個體</text:span> 觀測<text:span text:style-name="T16"> &lt;?b&gt;個體</text:span>。</text:p>
              <text:list>
                <text:list-item>
                  <text:p text:style-name="P116">假定，<text:span text:style-name="T16">尺度，&lt;?</text:span><text:span text:style-name="T34">a&gt;個體 遠遠大於 &lt;?b&gt;個體</text:span>。</text:p>
                </text:list-item>
                <text:list-item>
                  <text:p text:style-name="P116">假定<text:span text:style-name="T16">，&lt;?</text:span><text:span text:style-name="T36">a&gt;個體 認定，&lt;?b&gt;個體 蘊含 &lt;?c&gt;個體</text:span><text:span text:style-name="T110">。</text:span></text:p>
                </text:list-item>
                <text:list-item>
                  <text:p text:style-name="P117">假定，<text:span text:style-name="T16">&lt;?</text:span><text:span text:style-name="T34">a&gt;個體 </text:span><text:span text:style-name="T35">有機率 </text:span>宏觀尺度型認定、<text:span text:style-name="T35">古典尺度型認定</text:span> <text:span text:style-name="T34">&lt;?b&gt;個體 &lt;?</text:span><text:span text:style-name="T36">c&gt;</text:span><text:span text:style-name="T34">平衡、靜止不動</text:span>。</text:p>
                  <text:list>
                    <text:list-item>
                      <text:p text:style-name="P118"><text:span text:style-name="T16">&lt;?</text:span><text:span text:style-name="T37">b</text:span><text:span text:style-name="T16">&gt;個</text:span>體（仍然）有機率有 生命、文明。</text:p>
                      <text:list>
                        <text:list-item>
                          <text:p text:style-name="P119"><text:span text:style-name="T39">某一特定</text:span><text:span text:style-name="T16">個</text:span>體<text:span text:style-name="T34"> </text:span><text:span text:style-name="T35">有機率認定，</text:span><text:span text:style-name="T16">&lt;?</text:span><text:span text:style-name="T37">b</text:span><text:span text:style-name="T16">&gt;個</text:span>體 是 有生命的個體<text:span text:style-name="T16">。</text:span></text:p>
                          <text:list>
                            <text:list-item>
                              <text:p text:style-name="P120"><text:span text:style-name="T16">該個體 的 明顯例子，&lt;?</text:span><text:span text:style-name="T34">a&gt;個體、</text:span><text:span text:style-name="T16">&lt;?</text:span><text:span text:style-name="T37">b</text:span><text:span text:style-name="T16">&gt;個</text:span>體、<text:span text:style-name="T16">&lt;?</text:span><text:span text:style-name="T38">c</text:span><text:span text:style-name="T16">&gt;個</text:span>體、人類個體<text:span text:style-name="T16">。</text:span></text:p>
                            </text:list-item>
                            <text:list-item>
                              <text:p text:style-name="P119"><text:span text:style-name="T16">該個</text:span>體<text:span text:style-name="T34"> </text:span><text:span text:style-name="T35">有機率認定，</text:span><text:span text:style-name="T16">&lt;?</text:span><text:span text:style-name="T37">b</text:span><text:span text:style-name="T16">&gt;個</text:span>體 有 生命（跡象）。</text:p>
                            </text:list-item>
                            <text:list-item>
                              <text:p text:style-name="P121"><text:span text:style-name="T16">該個</text:span>體<text:span text:style-name="T34"> </text:span><text:span text:style-name="T35">有機率認定，</text:span><text:span text:style-name="T16">&lt;?</text:span><text:span text:style-name="T37">b</text:span><text:span text:style-name="T16">&gt;個</text:span>體 裡面（蘊含、包覆、擁有）有 生命、意識、文明。</text:p>
                            </text:list-item>
                          </text:list>
                        </text:list-item>
                        <text:list-item>
                          <text:p text:style-name="P122"><text:span text:style-name="T39">某一特定</text:span><text:span text:style-name="T16">個</text:span>體<text:span text:style-name="T34"> </text:span><text:span text:style-name="T35">有機率認定，</text:span><text:span text:style-name="T16">&lt;?</text:span><text:span text:style-name="T37">b</text:span><text:span text:style-name="T16">&gt;個</text:span>體 不是 有生命的個體<text:span text:style-name="T16">。</text:span></text:p>
                        </text:list-item>
                      </text:list>
                    </text:list-item>
                    <text:list-item>
                      <text:p text:style-name="P123"><text:span text:style-name="T36">&lt;?c&gt;個體</text:span>（仍然）<text:span text:style-name="T36">有機率有 生命、文明</text:span>。</text:p>
                      <text:list>
                        <text:list-item>
                          <text:p text:style-name="P124"><text:span text:style-name="T16">某一特定個</text:span>體<text:span text:style-name="T34"> </text:span><text:span text:style-name="T35">有機率認定，</text:span><text:span text:style-name="T36">&lt;?c&gt;個體</text:span> 是 生命、文明<text:span text:style-name="T16">。</text:span></text:p>
                          <text:list>
                            <text:list-item>
                              <text:p text:style-name="P125"><text:span text:style-name="T16">該個</text:span>體<text:span text:style-name="T34"> </text:span><text:span text:style-name="T35">有機率認定，</text:span><text:span text:style-name="T36">&lt;?c&gt;個體</text:span> 是 有生命的個體<text:span text:style-name="T16">。</text:span></text:p>
                              <text:list>
                                <text:list-item>
                                  <text:p text:style-name="P126"><text:span text:style-name="T16">該個體</text:span><text:span text:style-name="T34"> </text:span><text:span text:style-name="T35">有機率認定，</text:span><text:span text:style-name="T36">&lt;?c&gt;個體</text:span><text:span text:style-name="T16"> 是 有生命的個體、有意識的個體、文明個體。</text:span></text:p>
                                </text:list-item>
                              </text:list>
                            </text:list-item>
                            <text:list-item>
                              <text:p text:style-name="P127"><text:span text:style-name="T16">該個</text:span>體<text:span text:style-name="T34"> </text:span><text:span text:style-name="T35">有機率認定，</text:span><text:span text:style-name="T16">&lt;?</text:span><text:span text:style-name="T40">c</text:span><text:span text:style-name="T16">&gt;個</text:span>體 有 生命（跡象）<text:span text:style-name="T16">。</text:span></text:p>
                            </text:list-item>
                            <text:list-item>
                              <text:p text:style-name="P126"><text:span text:style-name="T16">該個</text:span>體<text:span text:style-name="T34"> </text:span><text:span text:style-name="T35">有機率認定，</text:span><text:span text:style-name="T16">&lt;?</text:span><text:span text:style-name="T41">c</text:span><text:span text:style-name="T16">&gt;個</text:span>體 裡面（蘊含、包覆、擁有）有 生命、意識、文明。</text:p>
                            </text:list-item>
                          </text:list>
                        </text:list-item>
                        <text:list-item>
                          <text:p text:style-name="P122"><text:span text:style-name="T16">某一特定個</text:span>體<text:span text:style-name="T34"> </text:span><text:span text:style-name="T35">有機率認定，</text:span><text:span text:style-name="T36">&lt;?c&gt;個體</text:span> 不是 生命、文明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22">明顯例子，宏觀尺度，人體 靜止不動。</text:p>
              <text:list>
                <text:list-item>
                  <text:p text:style-name="P122">古典尺度，人體 呼吸起伏。</text:p>
                </text:list-item>
                <text:list-item>
                  <text:p text:style-name="P122">微觀尺度，紅血球 在 血液循環系統 運動。</text:p>
                </text:list-item>
                <text:list-item>
                  <text:p text:style-name="P128">假定，某一特定個體 觀測 人體。</text:p>
                  <text:list>
                    <text:list-item>
                      <text:p text:style-name="P128">該個體 有機率宏觀尺度型認定，人體 不是 生命、文明。</text:p>
                      <text:list>
                        <text:list-item>
                          <text:p text:style-name="P128">該個體 有機率宏觀尺度認定，人體 是 一個靜止不動的點、無法觀測到的存在。</text:p>
                        </text:list-item>
                        <text:list-item>
                          <text:p text:style-name="P132">該個體 有機率宏觀尺度認定，人體 是（人類 認定的）量子。</text:p>
                        </text:list-item>
                        <text:list-item>
                          <text:p text:style-name="P130">該個體 有機率宏觀尺度認定，研究 人體的 存在、變化 <text:span text:style-name="T16">是 (人類 認定的)</text:span>量子力學。</text:p>
                          <text:list>
                            <text:list-item>
                              <text:p text:style-name="P131">該個體 有機率宏觀尺度認定，人體的 姿勢 是（人類 認定的）量子疊加態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28">該個體 有機率古典尺度型認定，人體 是 生命，人體 不是 文明。</text:p>
                    </text:list-item>
                    <text:list-item>
                      <text:p text:style-name="P129">該個體 有機率微觀尺度型認定，人體 是 生命、文明。</text:p>
                      <text:list>
                        <text:list-item>
                          <text:p text:style-name="P128">該個體 有機率微觀尺度型認定，細胞群 形成（名稱是 人體 的）生命、文明。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235"><text:bookmark-start text:name="波、粒子"/>波、粒子<text:bookmark-end text:name="波、粒子"/></text:p>
          <text:list>
            <text:list-item>
              <text:p text:style-name="P236">波 是<text:span text:style-name="T81"> 單一粒子、一群粒子、某一特定個體 的 </text:span>變化。</text:p>
              <text:list>
                <text:list-item>
                  <text:p text:style-name="P155">變化 的 明顯例子，（微觀尺度）粒子 隨著 時間流逝 變化 <text:span text:style-name="T133">↔</text:span><text:span text:style-name="T132">（古典尺度、宏觀尺度）波</text:span>。</text:p>
                  <text:list>
                    <text:list-item>
                      <text:p text:style-name="P155">明顯例子，（微觀尺度）粒子 沒有隨著 時間流逝 變化 <text:span text:style-name="T133">↔</text:span><text:span text:style-name="T132">（古典尺度</text:span><text:span text:style-name="T120">）0（Hz</text:span><text:span text:style-name="T132">）的波</text:span>。</text:p>
                    </text:list-item>
                  </text:list>
                </text:list-item>
                <text:list-item>
                  <text:p text:style-name="P154">變化 的 明顯例子，（微觀尺度）粒子 隨著 空間移動 變化 <text:span text:style-name="T133">↔</text:span><text:span text:style-name="T132">（古典尺度、宏觀尺度）波</text:span>。</text:p>
                </text:list-item>
              </text:list>
            </text:list-item>
            <text:list-item>
              <text:p text:style-name="P238">粒子 是<text:span text:style-name="T81"> 單一粒子、一群粒子、某一特定個體 的 </text:span>存在。</text:p>
              <text:list>
                <text:list-item>
                  <text:p text:style-name="P135">單一粒子 是 位在相同時空的 單一 靜止粒子、頻率粒子。</text:p>
                  <text:list>
                    <text:list-item>
                      <text:p text:style-name="P136">單一靜止粒子 是 位在相同時空的 只有存在、沒有變化 的 粒子。</text:p>
                      <text:list>
                        <text:list-item>
                          <text:p text:style-name="P134">相同時空 是 同一個位置點、同一個時間點。</text:p>
                        </text:list-item>
                        <text:list-item>
                          <text:p text:style-name="P133">單一靜止粒子 是 以<text:span text:style-name="T118">0（Hz）震動、</text:span><text:span text:style-name="T119">沒有震動 </text:span><text:span text:style-name="T118">的 個體</text:span>。</text:p>
                        </text:list-item>
                      </text:list>
                    </text:list-item>
                    <text:list-item>
                      <text:p text:style-name="P137">單一頻率粒子 是 位在相同時空的 有存在、有變化 的 粒子。</text:p>
                      <text:list>
                        <text:list-item>
                          <text:p text:style-name="P133">單一頻率粒子 是 單一型頻率粒子、複合型頻率粒子。</text:p>
                          <text:list>
                            <text:list-item>
                              <text:p text:style-name="P133">單一型頻率粒子 的 明顯例子，以 <text:span text:style-name="T118">1（Hz）震動的 個體</text:span>。</text:p>
                            </text:list-item>
                            <text:list-item>
                              <text:p text:style-name="P133">複合型頻率粒子 的 明顯例子，以（<text:span text:style-name="T118">1（Hz）、10000（Hz））震動的 個體</text:span>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35">一群粒子 是 分佈在不同 空間、時間 的 一群 靜止粒子、頻率粒子。</text:p>
                  <text:list>
                    <text:list-item>
                      <text:p text:style-name="P138">一群靜止粒子 是 分佈在不同 空間、時間 的 一群 單一靜止粒子。</text:p>
                    </text:list-item>
                    <text:list-item>
                      <text:p text:style-name="P138">一群頻率粒子 是 分佈在不同 空間、時間 的 一群 單一頻率粒子。</text:p>
                    </text:list-item>
                  </text:list>
                </text:list-item>
                <text:list-item>
                  <text:p text:style-name="P138">明顯例子，某一特定粒子 擁有 一群頻率粒子。</text:p>
                  <text:list>
                    <text:list-item>
                      <text:p text:style-name="P156">抽象例子，分形。</text:p>
                    </text:list-item>
                  </text:list>
                </text:list-item>
                <text:list-item>
                  <text:p text:style-name="P156">明顯例子，某一特定粒子 擁有 波、粒子。</text:p>
                  <text:list>
                    <text:list-item>
                      <text:p text:style-name="P157">抽象例子，分形。</text:p>
                    </text:list-item>
                  </text:list>
                </text:list-item>
                <text:list-item>
                  <text:p text:style-name="P157">已知，變化 基於、根基是 存在。</text:p>
                  <text:list>
                    <text:list-item>
                      <text:p text:style-name="P157">波 基於、根基是 粒子。</text:p>
                    </text:list-item>
                  </text:list>
                </text:list-item>
              </text:list>
            </text:list-item>
            <text:list-item>
              <text:p text:style-name="P237"><text:span text:style-name="T81">明顯例子，</text:span>假定，<text:span text:style-name="T81">某一特定</text:span>個體 擁有 粒子群。</text:p>
              <text:list>
                <text:list-item>
                  <text:p text:style-name="P142">粒子群 之間的 交互作用。</text:p>
                  <text:list>
                    <text:list-item>
                      <text:p text:style-name="P237">粒子群<text:span text:style-name="T81"> 之間的 交互作用 </text:span>越相依<text:span text:style-name="T81">反應</text:span>，該個體 越像 波<text:span text:style-name="T81">、一個個體</text:span>。</text:p>
                    </text:list-item>
                    <text:list-item>
                      <text:p text:style-name="P237">粒子群<text:span text:style-name="T81"> 之間的 交互作用 </text:span>越獨立<text:span text:style-name="T81">反應</text:span>，該個體 越像 粒子<text:span text:style-name="T81">、多個個體、一個個體</text:span>。</text:p>
                    </text:list-item>
                  </text:list>
                </text:list-item>
                <text:list-item>
                  <text:p text:style-name="P140">粒子群 之間的 交互作用。</text:p>
                  <text:list>
                    <text:list-item>
                      <text:p text:style-name="P143">粒子群 之間的 交互作用 越過於弱、越過於鬆散、越獨立反應，該個體 越像 多個粒子。</text:p>
                      <text:list>
                        <text:list-item>
                          <text:p text:style-name="P143">該個體 越像 多個 粒子（組成的 個體）。</text:p>
                        </text:list-item>
                        <text:list-item>
                          <text:p text:style-name="P143">明顯例子，氫原子。</text:p>
                        </text:list-item>
                      </text:list>
                    </text:list-item>
                    <text:list-item>
                      <text:p text:style-name="P141">粒子群 之間的 交互作用 越適度強弱、越適度鬆緊、越相依反應，該個體 越像 波。</text:p>
                      <text:list>
                        <text:list-item>
                          <text:p text:style-name="P141">該個體 越像 連續體、連綿不斷的個體。</text:p>
                        </text:list-item>
                        <text:list-item>
                          <text:p text:style-name="P164">明顯例子，力、水波。</text:p>
                        </text:list-item>
                      </text:list>
                    </text:list-item>
                    <text:list-item>
                      <text:p text:style-name="P143">粒子群 之間的 交互作用 越過於強、越過於緊密、越獨立反應，該個體 越像 一個粒子。</text:p>
                      <text:list>
                        <text:list-item>
                          <text:p text:style-name="P144">該個體 越像 一個 粒子（組成的 個體）。</text:p>
                        </text:list-item>
                        <text:list-item>
                          <text:p text:style-name="P144">明顯例子，光、電子。</text:p>
                        </text:list-item>
                      </text:list>
                    </text:list-item>
                  </text:list>
                </text:list-item>
                <text:list-item>
                  <text:p text:style-name="P146">粒子群 之間的 黏性、黏著力、強力。</text:p>
                  <text:list>
                    <text:list-item>
                      <text:p text:style-name="P146">粒子群 之間的 黏性 越過於弱、越過於鬆散、越獨立反應，該個體 越像 多個粒子。</text:p>
                    </text:list-item>
                    <text:list-item>
                      <text:p text:style-name="P146">粒子群 之間的 黏性 越適度強弱、越適度鬆緊、越相依反應，該個體 越像 波。</text:p>
                    </text:list-item>
                    <text:list-item>
                      <text:p text:style-name="P146">粒子群 之間的 黏性 越過於強、越過於緊密、越獨立反應，該個體 越像 一個粒子。</text:p>
                    </text:list-item>
                  </text:list>
                </text:list-item>
              </text:list>
            </text:list-item>
            <text:list-item>
              <text:p text:style-name="P139">抽象例子，撞球群 擁有 一群 撞球。</text:p>
              <text:list>
                <text:list-item>
                  <text:p text:style-name="P139">假定，球桿 敲擊，撞球群 之間 交互作用。</text:p>
                  <text:list>
                    <text:list-item>
                      <text:p text:style-name="P148"><text:span text:style-name="T16">(</text:span>敲擊前，<text:span text:style-name="T16">)</text:span>撞球群之間的位置 越過於鬆散，<text:span text:style-name="T16">(敲擊後，)</text:span>撞球群的 反應、現象 越像 粒子<text:span text:style-name="T16">。</text:span></text:p>
                      <text:list>
                        <text:list-item>
                          <text:p text:style-name="P145">撞球群 越像 多個 撞球（組成的 個體）<text:span text:style-name="T16">。</text:span></text:p>
                        </text:list-item>
                      </text:list>
                    </text:list-item>
                    <text:list-item>
                      <text:p text:style-name="P148"><text:span text:style-name="T16">(</text:span>敲擊前，<text:span text:style-name="T16">)</text:span>撞球群之間的位置 越適度鬆緊，<text:span text:style-name="T16">(</text:span>敲擊後，<text:span text:style-name="T16">)</text:span>撞球群的 反應、現象 越像 波。</text:p>
                    </text:list-item>
                    <text:list-item>
                      <text:p text:style-name="P148"><text:span text:style-name="T16">(</text:span>敲擊前，<text:span text:style-name="T16">)</text:span>撞球群之間的位置 越過於緊密，<text:span text:style-name="T16">(敲擊後，)</text:span>撞球群的 反應、現象 越像 粒子。</text:p>
                      <text:list>
                        <text:list-item>
                          <text:p text:style-name="P145">撞球群 越像 一個 大撞球（組成的 個體）。</text:p>
                        </text:list-item>
                      </text:list>
                    </text:list-item>
                  </text:list>
                </text:list-item>
                <text:list-item>
                  <text:p text:style-name="P147">球桿 敲擊的 力、力道。</text:p>
                  <text:list>
                    <text:list-item>
                      <text:p text:style-name="P151">敲擊的 力 越太大、越太重，撞球群的 反應、現象 越像 粒子、多個撞球。</text:p>
                    </text:list-item>
                    <text:list-item>
                      <text:p text:style-name="P151">敲擊的 力 越適度、越剛好，撞球群的 反應、現象 越像 波、一個能量體。</text:p>
                    </text:list-item>
                    <text:list-item>
                      <text:p text:style-name="P151">敲擊的 力 越太小、越太輕，撞球群的 反應、現象 越像 粒子、一個大撞球。</text:p>
                    </text:list-item>
                  </text:list>
                </text:list-item>
                <text:list-item>
                  <text:p text:style-name="P149">撞球的 存在、變化。</text:p>
                  <text:list>
                    <text:list-item>
                      <text:p text:style-name="P149">撞球的 存在越太小、變化越太大，撞球群的 反應、現象 越像 粒子、多個撞球。</text:p>
                      <text:list>
                        <text:list-item>
                          <text:p text:style-name="P149">存在 的 明顯例子，尺度、尺寸、重量。</text:p>
                        </text:list-item>
                        <text:list-item>
                          <text:p text:style-name="P149">變化 的 明顯例子，運動、移動、旋轉。</text:p>
                        </text:list-item>
                      </text:list>
                    </text:list-item>
                    <text:list-item>
                      <text:p text:style-name="P150">撞球的 存在越適度、變化越適度，撞球群的 反應、現象 越像 波、一個能量體。</text:p>
                    </text:list-item>
                    <text:list-item>
                      <text:p text:style-name="P152">撞球的 存在越太大、變化越太小，撞球群的 反應、現象 越像 粒子、一個大撞球。</text:p>
                    </text:list-item>
                  </text:list>
                </text:list-item>
                <text:list-item>
                  <text:p text:style-name="P152">撞球的 黏著力、彈射力。</text:p>
                  <text:list>
                    <text:list-item>
                      <text:p text:style-name="P152">撞球的 黏著力越太小、彈射力越太大，撞球群的 反應、現象 越像 粒子、多個撞球。</text:p>
                    </text:list-item>
                    <text:list-item>
                      <text:p text:style-name="P152">撞球的 黏著力越適度、彈射力越適度，撞球群的 反應、現象 越像 波、一個能量體。</text:p>
                    </text:list-item>
                    <text:list-item>
                      <text:p text:style-name="P152">撞球的 黏著力越太大、彈射力越太小，撞球群的 反應、現象 越像 粒子、一個大撞球。</text:p>
                      <text:list>
                        <text:list-item>
                          <text:p text:style-name="P222">（黏著力、彈射力 的相關描述在 <text:span text:style-name="T87">物質世界學</text:span>文件群的<text:span text:style-name="T87">強力、弱力、引力、電磁力</text:span>）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58">明顯例子，假定，某一特定個體 看著、觀測、感測（某一特定電腦螢幕的）某一特<text:span text:style-name="T16">定LED燈</text:span>。</text:p>
              <text:list>
                <text:list-item>
                  <text:p text:style-name="P158">假定，該<text:span text:style-name="T16">LED燈</text:span> 發出 紅光。</text:p>
                  <text:list>
                    <text:list-item>
                      <text:p text:style-name="P159">該個體 有機率認定，紅光 是（視野中、螢幕上）一個像素的光、一個粒子。</text:p>
                    </text:list-item>
                  </text:list>
                </text:list-item>
                <text:list-item>
                  <text:p text:style-name="P159">假定，該紅光 從 淺紅 漸變成 深紅。</text:p>
                  <text:list>
                    <text:list-item>
                      <text:p text:style-name="P159">該個體 有機率認定，該過程 是 波、波動。</text:p>
                    </text:list-item>
                  </text:list>
                </text:list-item>
                <text:list-item>
                  <text:p text:style-name="P153">假定，該<text:span text:style-name="T14">LED</text:span>燈 發射的 光 從 紅光 變成 紫光。</text:p>
                  <text:list>
                    <text:list-item>
                      <text:p text:style-name="P153">該個體 有機率認定，該過程 是 波、波動。</text:p>
                    </text:list-item>
                  </text:list>
                </text:list-item>
                <text:list-item>
                  <text:p text:style-name="P153">假定，三個<text:span text:style-name="T14">LED</text:span>燈 連續分佈。</text:p>
                  <text:list>
                    <text:list-item>
                      <text:p text:style-name="P153">假定，左邊<text:span text:style-name="T16">LED燈</text:span> 發出 淺紅光。</text:p>
                    </text:list-item>
                    <text:list-item>
                      <text:p text:style-name="P160">假定，中間<text:span text:style-name="T16">LED燈</text:span> 發出 正紅光。</text:p>
                    </text:list-item>
                    <text:list-item>
                      <text:p text:style-name="P160">假定，右邊<text:span text:style-name="T16">LED燈</text:span> 發出 深紅光。</text:p>
                    </text:list-item>
                  </text:list>
                </text:list-item>
                <text:list-item>
                  <text:p text:style-name="P160">假定，三個紅光（使用 相同速度，）等速運動，從 左邊 移動到 右邊。</text:p>
                  <text:list>
                    <text:list-item>
                      <text:p text:style-name="P161">左邊<text:span text:style-name="T16">LED燈</text:span> 沒有發光。</text:p>
                    </text:list-item>
                    <text:list-item>
                      <text:p text:style-name="P161">中間<text:span text:style-name="T16">LED燈</text:span> 發出 淺紅光。</text:p>
                    </text:list-item>
                    <text:list-item>
                      <text:p text:style-name="P162">右邊<text:span text:style-name="T16">LED燈</text:span> 發出 中紅光。</text:p>
                    </text:list-item>
                    <text:list-item>
                      <text:p text:style-name="P161">右<text:span text:style-name="T16">邊LED燈的右邊LED燈</text:span> 發出 深紅光。</text:p>
                    </text:list-item>
                    <text:list-item>
                      <text:p text:style-name="P160">該個體 有機率認定，該紅光 在 <text:span text:style-name="T16">移動，LED燈群 </text:span>在 傳遞 淺紅光、中紅光、深紅光。</text:p>
                      <text:list>
                        <text:list-item>
                          <text:p text:style-name="P163"><text:span text:style-name="T16">LED燈 </text:span><text:span text:style-name="T131">↔</text:span><text:span text:style-name="T121"> 存在、粒子</text:span>。</text:p>
                          <text:list>
                            <text:list-item>
                              <text:p text:style-name="P163">沒有發光 的<text:span text:style-name="T16"> LED</text:span>燈（仍然）存在。</text:p>
                            </text:list-item>
                            <text:list-item>
                              <text:p text:style-name="P163">假定，該個體 看不<text:span text:style-name="T16">到 LED燈</text:span>。</text:p>
                              <text:list>
                                <text:list-item>
                                  <text:p text:style-name="P163">該個體 有機率認定<text:span text:style-name="T16">，LED燈 </text:span>是 黑體、黑洞。</text:p>
                                </text:list-item>
                                <text:list-item>
                                  <text:p text:style-name="P209">該個體 有機率認定，<text:span text:style-name="T91">沒有發光 的</text:span><text:span text:style-name="T122"> LED</text:span><text:span text:style-name="T91">燈 不存在、消失不見</text:span>。</text:p>
                                  <text:list>
                                    <text:list-item>
                                      <text:p text:style-name="P209">假<text:span text:style-name="T16">定，</text:span><text:span text:style-name="T123">沒有發光 的 </text:span><text:span text:style-name="T16">LED燈 </text:span>有（發射、散發）餘熱。</text:p>
                                      <text:list>
                                        <text:list-item>
                                          <text:p text:style-name="P209">該個體 有機率認定，該餘熱 是 真空背景輻射。</text:p>
                                          <text:list>
                                            <text:list-item>
                                              <text:p text:style-name="P209">真空背景輻射 <text:span text:style-name="T134">↔</text:span><text:span text:style-name="T136"> 宇宙背景輻射</text:span>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210"><text:span text:style-name="T122">假定，LED</text:span><text:span text:style-name="T91">燈 發出 光</text:span>。</text:p>
                                  <text:list>
                                    <text:list-item>
                                      <text:p text:style-name="P210">該個體 有機率認定，<text:span text:style-name="T91">光 是 無中生有</text:span>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63">光<text:span text:style-name="T16"> </text:span><text:span text:style-name="T131">↔</text:span><text:span text:style-name="T121"> 變化、波</text:span>。</text:p>
                          <text:list>
                            <text:list-item>
                              <text:p text:style-name="P163">光 基於、根基是<text:span text:style-name="T16"> LED燈</text:span>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65"><text:bookmark-start text:name="宏觀世界、古典世界、微觀世界"/>宏觀世界、古典世界、微觀世界<text:bookmark-end text:name="宏觀世界、古典世界、微觀世界"/></text:p>
          <text:list>
            <text:list-item>
              <text:p text:style-name="P165">宏觀世界、古典世界、<text:bookmark-start text:name="微觀世界、古典世界、宏觀世界"/>微觀世界<text:bookmark-end text:name="微觀世界、古典世界、宏觀世界"/><text:span text:style-name="T135"> </text:span><text:span text:style-name="T134">↔</text:span><text:span text:style-name="T136"> 宏觀</text:span>尺度的世界、古典尺度的世界、微觀尺度的世界。</text:p>
              <text:list>
                <text:list-item>
                  <text:p text:style-name="P165">抽象例子，分形。</text:p>
                </text:list-item>
              </text:list>
            </text:list-item>
            <text:list-item>
              <text:p text:style-name="P165">明顯例子。</text:p>
              <text:list>
                <text:list-item>
                  <text:p text:style-name="P166">對於（生存、生活 在）宏觀世界的（宏觀尺度）個體 來說。</text:p>
                  <text:list>
                    <text:list-item>
                      <text:p text:style-name="P167">古典尺度的世界 是 微觀世界。</text:p>
                    </text:list-item>
                    <text:list-item>
                      <text:p text:style-name="P167">微觀尺度的世界 是 <text:span text:style-name="T124">(</text:span><text:span text:style-name="T16">微觀世界</text:span><text:span text:style-name="T124">)</text:span><text:span text:style-name="T4">2</text:span>。</text:p>
                    </text:list-item>
                  </text:list>
                </text:list-item>
                <text:list-item>
                  <text:p text:style-name="P165">對於（生存、生活 在）古典世界的（古典尺度）個體 來說。</text:p>
                  <text:list>
                    <text:list-item>
                      <text:p text:style-name="P165">宏觀尺度的世界 是 宏觀世界。</text:p>
                    </text:list-item>
                    <text:list-item>
                      <text:p text:style-name="P168">微觀尺度的世界 是 微觀世界。</text:p>
                    </text:list-item>
                  </text:list>
                </text:list-item>
                <text:list-item>
                  <text:p text:style-name="P177">對於（生存、生活 在）微觀世界的（微觀尺度）個體 來說。</text:p>
                  <text:list>
                    <text:list-item>
                      <text:p text:style-name="P168">宏觀尺度的世界 是 <text:span text:style-name="T124">(</text:span>宏觀<text:span text:style-name="T16">世界</text:span><text:span text:style-name="T124">)</text:span><text:span text:style-name="T4">2</text:span>。</text:p>
                    </text:list-item>
                    <text:list-item>
                      <text:p text:style-name="P168">古典尺度的世界 是 宏觀世界。</text:p>
                    </text:list-item>
                  </text:list>
                </text:list-item>
              </text:list>
            </text:list-item>
            <text:list-item>
              <text:p text:style-name="P169">宏觀世界、古典世界、<text:bookmark-start text:name="微觀世界、古典世界、宏觀世界1"/>微觀世界<text:bookmark-end text:name="微觀世界、古典世界、宏觀世界1"/> 的 個體 有（自己 認定的）物理定律、化學反應、萬物法則。</text:p>
              <text:list>
                <text:list-item>
                  <text:p text:style-name="P171">宏觀世界、古典世界、<text:bookmark-start text:name="微觀世界、古典世界、宏觀世界11"/>微觀世界<text:bookmark-end text:name="微觀世界、古典世界、宏觀世界11"/> 的 個體 有（自己 認定的）學門、存在、變化、個體。</text:p>
                </text:list-item>
                <text:list-item>
                  <text:p text:style-name="P172">宏觀世界、古典世界、<text:bookmark-start text:name="微觀世界、古典世界、宏觀世界111"/>微觀世界<text:bookmark-end text:name="微觀世界、古典世界、宏觀世界111"/> 的 個體 有（自己認定的）內在物質、內部機制、外在環境。</text:p>
                </text:list-item>
                <text:list-item>
                  <text:p text:style-name="P170">明顯例子，宏觀個體 認定的 量子力學<text:span text:style-name="T135"> </text:span><text:span text:style-name="T134">↔</text:span><text:span text:style-name="T136"> 古典個體 認定的 物理定律、化學反應</text:span>。</text:p>
                  <text:list>
                    <text:list-item>
                      <text:p text:style-name="P176">宏觀個體 是（生存、生活 在）宏觀世界的（宏觀尺度）個體。</text:p>
                    </text:list-item>
                  </text:list>
                </text:list-item>
                <text:list-item>
                  <text:p text:style-name="P173">明顯例子，古典個體 認定的 量子力學<text:span text:style-name="T135"> </text:span><text:span text:style-name="T134">↔</text:span><text:span text:style-name="T136"> 微觀個體 認定的 物理定律、化學反應</text:span>。</text:p>
                </text:list-item>
                <text:list-item>
                  <text:p text:style-name="P178">明顯例子，<text:span text:style-name="T136">微觀個體 認定的 多個宇宙 </text:span><text:span text:style-name="T134">↔</text:span><text:span text:style-name="T136"> </text:span>古典個體 認定的 氫原子。</text:p>
                  <text:list>
                    <text:list-item>
                      <text:p text:style-name="P173"><text:span text:style-name="T136">氫原子 </text:span><text:span text:style-name="T134">↔</text:span><text:span text:style-name="T136">（古典尺度的）多個粒子</text:span>。</text:p>
                      <text:list>
                        <text:list-item>
                          <text:p text:style-name="P223">（相關描述在 <text:span text:style-name="T87">世界學</text:span> 文件群的 <text:span text:style-name="T87">波、粒子</text:span> <text:span text:style-name="T137">的 </text:span><text:span text:style-name="T87">假定，某一特定個體 擁有 粒子群</text:span>）</text:p>
                        </text:list-item>
                      </text:list>
                    </text:list-item>
                  </text:list>
                </text:list-item>
                <text:list-item>
                  <text:p text:style-name="P175">明顯例子，<text:span text:style-name="T136">微觀個體 認定的 平行宇宙、多個宇宙組成的大宇宙 </text:span><text:span text:style-name="T134">↔</text:span><text:span text:style-name="T136"> </text:span>古典個體 認定的 力。</text:p>
                  <text:list>
                    <text:list-item>
                      <text:p text:style-name="P178"><text:span text:style-name="T136">力 </text:span><text:span text:style-name="T134">↔</text:span><text:span text:style-name="T136">（古典尺度的）波</text:span>。</text:p>
                    </text:list-item>
                  </text:list>
                </text:list-item>
                <text:list-item>
                  <text:p text:style-name="P174">明顯例子，<text:span text:style-name="T136">微觀個體 認定的 宇宙 </text:span><text:span text:style-name="T134">↔</text:span><text:span text:style-name="T136"> </text:span>古典個體 認定的 光、電子。</text:p>
                  <text:list>
                    <text:list-item>
                      <text:p text:style-name="P196">光、電子<text:span text:style-name="T136"> </text:span><text:span text:style-name="T134">↔</text:span><text:span text:style-name="T136">（古典尺度的）一個</text:span>粒子。</text:p>
                    </text:list-item>
                  </text:list>
                </text:list-item>
              </text:list>
            </text:list-item>
            <text:list-item>
              <text:p text:style-name="P211"><text:span text:style-name="T91">某一特定古典個體 有機率 設計、制造、使用 某一特定宏觀個體</text:span>。</text:p>
            </text:list-item>
            <text:list-item>
              <text:p text:style-name="P178">某一特定古典個體 有機率 設計、制造、使用 某一特定微觀個體。</text:p>
              <text:list>
                <text:list-item>
                  <text:p text:style-name="P178">該微觀個體 有機率認定，該古典個體 是 神、造物主、創世神。</text:p>
                  <text:list>
                    <text:list-item>
                      <text:p text:style-name="P178">該古典個體 有機率認定，該微觀個體 沒有 生命<text:span text:style-name="T138">、文明</text:span>。</text:p>
                    </text:list-item>
                    <text:list-item>
                      <text:p text:style-name="P178">該古典個體 有機率認定，該微觀個體 有 生命<text:span text:style-name="T138">、文明</text:span>。</text:p>
                      <text:list>
                        <text:list-item>
                          <text:p text:style-name="P197">該古典個體 有機率認定，該微觀個體 是 生命<text:span text:style-name="T138">、文明</text:span>。</text:p>
                        </text:list-item>
                      </text:list>
                    </text:list-item>
                  </text:list>
                </text:list-item>
                <text:list-item>
                  <text:p text:style-name="P178">該古典個體 讓 該微觀個體（自然而然、理所當然）生存、生活 在 微觀世界。</text:p>
                  <text:list>
                    <text:list-item>
                      <text:p text:style-name="P179">該微觀個體 <text:span text:style-name="T138">記錄、好奇、探索 微觀世界（本身）</text:span>。</text:p>
                      <text:list>
                        <text:list-item>
                          <text:p text:style-name="P179">該微觀個體 <text:span text:style-name="T138">記錄、好奇、探索 微觀世界的 物理定律、化學反應、萬物法則</text:span>。</text:p>
                        </text:list-item>
                        <text:list-item>
                          <text:p text:style-name="P180">該微觀個體 <text:span text:style-name="T138">記錄、好奇、探索 微觀世界的 存在、變化</text:span>、生命<text:span text:style-name="T138">、文明、學門、個體</text:span>。</text:p>
                        </text:list-item>
                      </text:list>
                    </text:list-item>
                    <text:list-item>
                      <text:p text:style-name="P181">該古典個體 觀測 該微觀個體，<text:span text:style-name="T138">記錄、好奇、探索</text:span> 微觀世界。</text:p>
                      <text:list>
                        <text:list-item>
                          <text:p text:style-name="P184">該微觀個體 有機率 設計、制造、使用 更微小的微觀個體。</text:p>
                          <text:list>
                            <text:list-item>
                              <text:p text:style-name="P184">更微小的微觀個體 <text:span text:style-name="T138">記錄、好奇、探索</text:span> 更微小的微觀世界。</text:p>
                            </text:list-item>
                            <text:list-item>
                              <text:p text:style-name="P184">該微觀個體 觀測 更微小的微觀個體，<text:span text:style-name="T138">記錄、好奇、探索</text:span> 更微小的微觀世界。</text:p>
                            </text:list-item>
                            <text:list-item>
                              <text:p text:style-name="P182">該古典個體 觀測 該微觀個體（本身），<text:span text:style-name="T138">記錄、好奇、探索</text:span> 微觀世界。</text:p>
                            </text:list-item>
                            <text:list-item>
                              <text:p text:style-name="P182">該古典個體 觀測 該微觀個體的 <text:span text:style-name="T138">記錄、好奇、探索，記錄、好奇</text:span> 微觀世界。</text:p>
                            </text:list-item>
                            <text:list-item>
                              <text:p text:style-name="P183">該古典個體 觀測 該微觀個體的 <text:span text:style-name="T138">記錄、好奇、探索，記錄</text:span> 更微小的微觀世界。</text:p>
                            </text:list-item>
                            <text:list-item>
                              <text:p text:style-name="P180">抽象例子，俄羅斯娃娃。</text:p>
                            </text:list-item>
                            <text:list-item>
                              <text:p text:style-name="P193">抽象例子<text:span text:style-name="T16">。</text:span></text:p>
                              <text:list>
                                <text:list-item>
                                  <text:p text:style-name="P193"><text:span text:style-name="T127">1公尺</text:span><text:span text:style-name="T125">的個體 觀測、記錄 </text:span><text:span text:style-name="T127">0.1公尺</text:span><text:span text:style-name="T139">的</text:span><text:span text:style-name="T125">個體、</text:span><text:span text:style-name="T127">0.1公尺</text:span><text:span text:style-name="T139">的</text:span><text:span text:style-name="T125">個體的記錄</text:span><text:span text:style-name="T139">。</text:span></text:p>
                                  <text:list>
                                    <text:list-item>
                                      <text:p text:style-name="P198"><text:span text:style-name="T125">1</text:span><text:span text:style-name="T127">公尺</text:span><text:span text:style-name="T125">的個體 有機率看不到 </text:span><text:span text:style-name="T127">0.1公尺</text:span><text:span text:style-name="T139">的</text:span><text:span text:style-name="T125">個體的 文字。</text:span></text:p>
                                    </text:list-item>
                                    <text:list-item>
                                      <text:p text:style-name="P198"><text:span text:style-name="T125">1</text:span><text:span text:style-name="T127">公尺</text:span><text:span text:style-name="T125">的個體 有機率聽不到 </text:span><text:span text:style-name="T127">0.1公尺</text:span><text:span text:style-name="T139">的</text:span><text:span text:style-name="T125">個體的 聲音</text:span><text:span text:style-name="T127">。</text:span></text:p>
                                    </text:list-item>
                                    <text:list-item>
                                      <text:p text:style-name="P212"><text:span text:style-name="T125">1公尺的個體 有機率讓 </text:span><text:span text:style-name="T16">0.1公尺的個體的 </text:span><text:span text:style-name="T129">肉體、意識</text:span><text:span text:style-name="T16"> 發射 物質、能量。</text:span></text:p>
                                      <text:list>
                                        <text:list-item>
                                          <text:p text:style-name="P213"><text:span text:style-name="T125">肉體、意識 發射 物質、能量 的 明顯例子，大腦 發射 電磁波。</text:span></text:p>
                                        </text:list-item>
                                        <text:list-item>
                                          <text:p text:style-name="P213"><text:span text:style-name="T125">1公尺的個體 有機率接收 該電磁波，</text:span><text:span text:style-name="T130">記錄</text:span><text:span text:style-name="T125"> </text:span><text:span text:style-name="T127">0.1公尺</text:span><text:span text:style-name="T139">的</text:span><text:span text:style-name="T125">個體。</text:span></text:p>
                                        </text:list-item>
                                        <text:list-item>
                                          <text:p text:style-name="P212"><text:span text:style-name="T125">1公尺的個體 有機率接收 該電磁波，記錄 </text:span><text:span text:style-name="T127">0.1公尺</text:span><text:span text:style-name="T139">的</text:span><text:span text:style-name="T125">個體的 記錄</text:span><text:span text:style-name="T91">。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189"><text:span text:style-name="T127">0.1公尺</text:span><text:span text:style-name="T125">的個體 觀測、記錄 </text:span><text:span text:style-name="T127">0.01公尺</text:span><text:span text:style-name="T139">的</text:span><text:span text:style-name="T125">個體、</text:span><text:span text:style-name="T127">0.</text:span><text:span text:style-name="T128">0</text:span><text:span text:style-name="T127">1公尺</text:span><text:span text:style-name="T139">的</text:span><text:span text:style-name="T125">個體的記錄</text:span>。</text:p>
                                </text:list-item>
                                <text:list-item>
                                  <text:p text:style-name="P189"><text:span text:style-name="T127">0.0</text:span><text:span text:style-name="T125">1</text:span><text:span text:style-name="T127">公尺</text:span><text:span text:style-name="T125">的個體 觀測、記錄 </text:span><text:span text:style-name="T126">0.</text:span><text:span text:style-name="T127">00</text:span><text:span text:style-name="T126">1</text:span><text:span text:style-name="T127">公尺</text:span><text:span text:style-name="T139">的</text:span><text:span text:style-name="T125">個體、</text:span><text:span text:style-name="T127">0.</text:span><text:span text:style-name="T128">00</text:span><text:span text:style-name="T127">1公尺</text:span><text:span text:style-name="T139">的</text:span><text:span text:style-name="T125">個體的記錄</text:span>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80">該古典個體 有機率無法直接觀測 微觀世界。</text:p>
                          <text:list>
                            <text:list-item>
                              <text:p text:style-name="P188">該古典個體 有機率無法直接觀測，微觀世界的 存在、變化。</text:p>
                            </text:list-item>
                            <text:list-item>
                              <text:p text:style-name="P184">該古典個體 有機率無法直接觀測，更微小的微觀個體的 存在、變化。</text:p>
                            </text:list-item>
                            <text:list-item>
                              <text:p text:style-name="P186">該古典個體 有機率無法直接觀測，更微小的微觀世界的 存在、變化。</text:p>
                            </text:list-item>
                          </text:list>
                        </text:list-item>
                        <text:list-item>
                          <text:p text:style-name="P192">該古典個體 有機率能夠直接 觀測、記錄 該微觀個體。</text:p>
                          <text:list>
                            <text:list-item>
                              <text:p text:style-name="P186">該古典個體 有機率能夠直接 觀測、記錄，該微觀個體的 存在、變化。</text:p>
                            </text:list-item>
                            <text:list-item>
                              <text:p text:style-name="P190">該古典個體 有機率能夠直接 觀測、記錄，該微觀個體的 <text:span text:style-name="T138">記錄、好奇、探索</text:span>。</text:p>
                              <text:list>
                                <text:list-item>
                                  <text:p text:style-name="P191">該古典個體 有機率能夠間接 觀測、記錄 微觀世界。</text:p>
                                </text:list-item>
                                <text:list-item>
                                  <text:p text:style-name="P186">該微觀個體 有機率無法直接觀測，更微小的微觀世界的 存在、變化。</text:p>
                                </text:list-item>
                                <text:list-item>
                                  <text:p text:style-name="P186">該微觀個體 有機率能夠<text:span text:style-name="T16">間接</text:span>觀測，更微小的微觀個體的 存在、變化。</text:p>
                                  <text:list>
                                    <text:list-item>
                                      <text:p text:style-name="P187">該古典個體 有機率能夠直接觀測，該微觀個體的 <text:span text:style-name="T138">記錄、好奇、探索</text:span>。</text:p>
                                    </text:list-item>
                                    <text:list-item>
                                      <text:p text:style-name="P185">該古典個體 有機率能夠間接觀測 更微小的微觀個體。</text:p>
                                      <text:list>
                                        <text:list-item>
                                          <text:p text:style-name="P187">該古典個體 有機率能夠間接觀測，更微小的微觀個體的 <text:span text:style-name="T138">記錄、好奇</text:span>。</text:p>
                                        </text:list-item>
                                        <text:list-item>
                                          <text:p text:style-name="P194">該古典個體 有機率能夠<text:span text:style-name="T16">(間接)</text:span><text:span text:style-name="T5">2</text:span>觀測 更微小的微觀世界。</text:p>
                                        </text:list-item>
                                        <text:list-item>
                                          <text:p text:style-name="P195">該古典個體 有機率能夠<text:span text:style-name="T16">(間接)</text:span><text:span text:style-name="T5">2</text:span>觀測（<text:span text:style-name="T16">微觀世界</text:span>）<text:span text:style-name="T6">2</text:span>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Liberation Serif1" svg:font-family="'Liberation Serif'" style:font-family-generic="roman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lr-tb"/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>
      <style:text-properties fo:font-size="19.3999996185303pt" fo:font-weight="normal" style:font-name-asian="標楷體1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7-10T17:57:15.520000000</dc:date>
    <meta:editing-duration>P22DT5H11M11S</meta:editing-duration>
    <meta:editing-cycles>17476</meta:editing-cycles>
    <meta:document-statistic meta:table-count="0" meta:image-count="0" meta:object-count="0" meta:page-count="1" meta:paragraph-count="498" meta:word-count="10489" meta:character-count="12785" meta:non-whitespace-character-count="11405"/>
  </office:meta>
</office:document-meta>
</file>